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rowallia New" svg:font-family="'Browallia New'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draw:fill-color="#ffffff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fill-color="#ffffff" draw:textarea-vertical-align="middle" fo:min-height="1.108cm" fo:min-width="2.54cm" fo:padding-top="0.071cm" fo:padding-bottom="0.071cm" fo:padding-left="0.071cm" fo:padding-right="0.071cm"/>
    </style:style>
    <style:style style:name="gr4" style:family="graphic" style:parent-style-name="standard">
      <style:graphic-properties draw:stroke="solid" svg:stroke-width="0.026cm" svg:stroke-color="#000000" svg:stroke-opacity="100%" draw:stroke-linejoin="round" svg:stroke-linecap="round" draw:fill="none" draw:fill-color="#ffffff" fo:padding-top="0.138cm" fo:padding-bottom="0.138cm" fo:padding-left="0.263cm" fo:padding-right="0.263cm" draw:shadow="hidden"/>
    </style:style>
    <style:style style:name="gr5" style:family="graphic" style:parent-style-name="standard">
      <style:graphic-properties draw:stroke="none" draw:fill="none" draw:fill-color="#ffffff" draw:textarea-vertical-align="middle" fo:min-height="0.348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stroke="none" draw:fill="none" draw:fill-color="#ffffff" draw:textarea-vertical-align="middle" fo:min-height="0.718cm" fo:min-width="2.54cm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solid" draw:fill-color="#000000" draw:shadow="hidden"/>
    </style:style>
    <style:style style:name="gr8" style:family="graphic" style:parent-style-name="standard">
      <style:graphic-properties draw:stroke="solid" svg:stroke-width="0.008cm" svg:stroke-color="#000000" svg:stroke-opacity="100%" draw:stroke-linejoin="round" svg:stroke-linecap="round" draw:fill="none" draw:fill-color="#000000" fo:padding-top="0.129cm" fo:padding-bottom="0.129cm" fo:padding-left="0.254cm" fo:padding-right="0.254cm" draw:shadow="hidden"/>
    </style:style>
    <style:style style:name="gr9" style:family="graphic" style:parent-style-name="standard">
      <style:graphic-properties draw:stroke="none" draw:fill="none" draw:fill-color="#ffffff" draw:textarea-vertical-align="middle" fo:min-height="0.508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fill-color="#ffffff" draw:textarea-vertical-align="middle" fo:min-height="1.015cm" fo:min-width="2.54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none" draw:fill-color="#ffffff" draw:textarea-vertical-align="middle" fo:min-height="0.518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none" draw:fill-color="#ffffff" draw:textarea-vertical-align="middle" fo:min-height="0.459cm" fo:min-width="2.54cm" fo:padding-top="0.141cm" fo:padding-bottom="0.141cm" fo:padding-left="0.141cm" fo:padding-right="0.141cm"/>
    </style:style>
    <style:style style:name="gr13" style:family="graphic" style:parent-style-name="standard">
      <style:graphic-properties draw:stroke="none" draw:fill="none" draw:fill-color="#ffffff" draw:textarea-vertical-align="middle" fo:min-height="0.931cm" fo:min-width="2.54cm" fo:padding-top="0.141cm" fo:padding-bottom="0.141cm" fo:padding-left="0.141cm" fo:padding-right="0.141cm"/>
    </style:style>
    <style:style style:name="gr14" style:family="graphic" style:parent-style-name="standard">
      <style:graphic-properties draw:stroke="none" draw:fill="none" draw:fill-color="#ffffff" draw:textarea-vertical-align="middle" fo:min-height="0.968cm" fo:min-width="2.54cm" fo:padding-top="0.141cm" fo:padding-bottom="0.141cm" fo:padding-left="0.141cm" fo:padding-right="0.141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20%" fo:text-align="center" fo:text-indent="0cm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 draw:fill-color="#000000"/>
    </style:style>
    <style:style style:name="T1" style:family="text">
      <style:text-properties fo:color="#000000" style:font-name="Calibri" fo:font-size="8pt" style:font-name-asian="Calibri" style:font-size-asian="8pt" style:font-name-complex="Calibri" style:font-size-complex="8pt"/>
    </style:style>
    <style:style style:name="T2" style:family="text">
      <style:text-properties fo:color="#000000" style:font-name="Calibri" fo:font-size="10pt" style:font-name-asian="Calibri" style:font-size-asian="10pt" style:font-name-complex="Calibri" style:font-size-complex="10pt"/>
    </style:style>
    <style:style style:name="T3" style:family="text">
      <style:text-properties fo:color="#000000" style:font-name="Browallia New" fo:font-size="10pt" style:font-name-asian="Browallia New" style:font-size-asian="10pt" style:font-name-complex="Browallia New" style:font-size-complex="10pt"/>
    </style:style>
    <style:style style:name="T4" style:family="text">
      <style:text-properties fo:color="#000000" style:font-name="Browallia New" fo:font-size="9pt" style:font-name-asian="Browallia New" style:font-size-asian="9pt" style:font-name-complex="Browallia New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ágina-1" draw:style-name="dp1" draw:master-page-name="PM0">
        <draw:g>
          <draw:g>
            <draw:polygon draw:style-name="gr1" draw:text-style-name="P1" draw:layer="layout" svg:width="2.5cm" svg:height="1.25cm" svg:x="47.06cm" svg:y="12.4cm" svg:viewBox="0 0 2501 1251" draw:points="0,1251 2501,1251 2501,0 0,0">
              <text:p/>
            </draw:polygon>
            <draw:polygon draw:style-name="gr2" draw:text-style-name="P2" draw:layer="layout" svg:width="2.5cm" svg:height="1.25cm" svg:x="47.06cm" svg:y="12.4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47.06cm" svg:y="12.4cm">
            <draw:text-box>
              <text:p text:style-name="P3"><text:span text:style-name="T1">Produto</text:span></text:p>
            </draw:text-box>
          </draw:frame>
        </draw:g>
        <draw:g>
          <draw:g>
            <draw:polygon draw:style-name="gr1" draw:text-style-name="P1" draw:layer="layout" svg:width="2.5cm" svg:height="1.25cm" svg:x="30.93cm" svg:y="9.165cm" svg:viewBox="0 0 2501 1251" draw:points="0,1251 2501,1251 2501,0 0,0">
              <text:p/>
            </draw:polygon>
            <draw:polygon draw:style-name="gr2" draw:text-style-name="P2" draw:layer="layout" svg:width="2.5cm" svg:height="1.25cm" svg:x="30.93cm" svg:y="9.165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30.93cm" svg:y="9.165cm">
            <draw:text-box>
              <text:p text:style-name="P3"><text:span text:style-name="T1">Cliente</text:span></text:p>
            </draw:text-box>
          </draw:frame>
        </draw:g>
        <draw:g>
          <draw:g>
            <draw:polygon draw:style-name="gr1" draw:text-style-name="P1" draw:layer="layout" svg:width="2.5cm" svg:height="1.25cm" svg:x="30.93cm" svg:y="14.809cm" svg:viewBox="0 0 2501 1251" draw:points="0,1251 2501,1251 2501,0 0,0">
              <text:p/>
            </draw:polygon>
            <draw:polygon draw:style-name="gr2" draw:text-style-name="P2" draw:layer="layout" svg:width="2.5cm" svg:height="1.25cm" svg:x="30.93cm" svg:y="14.809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30.93cm" svg:y="14.809cm">
            <draw:text-box>
              <text:p text:style-name="P3"><text:span text:style-name="T1">ClienteEndereco</text:span></text:p>
            </draw:text-box>
          </draw:frame>
        </draw:g>
        <draw:g>
          <draw:polygon draw:style-name="gr1" draw:text-style-name="P1" draw:layer="layout" svg:width="2.5cm" svg:height="1.25cm" svg:x="47.06cm" svg:y="9.185cm" svg:viewBox="0 0 2501 1251" draw:points="0,1251 2501,1251 2501,0 0,0">
            <text:p/>
          </draw:polygon>
          <draw:polygon draw:style-name="gr2" draw:text-style-name="P2" draw:layer="layout" svg:width="2.5cm" svg:height="1.25cm" svg:x="47.06cm" svg:y="9.185cm" svg:viewBox="0 0 2501 1251" draw:points="0,1251 2501,1251 2501,0 0,0">
            <text:p/>
          </draw:polygon>
        </draw:g>
        <draw:g>
          <draw:g>
            <draw:polygon draw:style-name="gr1" draw:text-style-name="P1" draw:layer="layout" svg:width="2.5cm" svg:height="1.25cm" svg:x="38.43cm" svg:y="9.165cm" svg:viewBox="0 0 2501 1251" draw:points="0,1251 2501,1251 2501,0 0,0">
              <text:p/>
            </draw:polygon>
            <draw:polygon draw:style-name="gr2" draw:text-style-name="P2" draw:layer="layout" svg:width="2.5cm" svg:height="1.25cm" svg:x="38.43cm" svg:y="9.165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38.43cm" svg:y="9.165cm">
            <draw:text-box>
              <text:p text:style-name="P3"><text:span text:style-name="T1">Pedido</text:span></text:p>
            </draw:text-box>
          </draw:frame>
        </draw:g>
        <draw:g>
          <draw:g>
            <draw:polygon draw:style-name="gr1" draw:text-style-name="P1" draw:layer="layout" svg:width="2.5cm" svg:height="1.25cm" svg:x="38.43cm" svg:y="14.809cm" svg:viewBox="0 0 2501 1251" draw:points="0,1251 2501,1251 2501,0 0,0">
              <text:p/>
            </draw:polygon>
            <draw:polygon draw:style-name="gr2" draw:text-style-name="P2" draw:layer="layout" svg:width="2.5cm" svg:height="1.25cm" svg:x="38.43cm" svg:y="14.809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38.43cm" svg:y="14.809cm">
            <draw:text-box>
              <text:p text:style-name="P3"><text:span text:style-name="T1">PedidoEntrega</text:span></text:p>
            </draw:text-box>
          </draw:frame>
        </draw:g>
        <draw:g>
          <draw:g>
            <draw:polygon draw:style-name="gr1" draw:text-style-name="P1" draw:layer="layout" svg:width="2.5cm" svg:height="1.25cm" svg:x="41.28cm" svg:y="20.305cm" svg:viewBox="0 0 2501 1251" draw:points="0,1251 2501,1251 2501,0 0,0">
              <text:p/>
            </draw:polygon>
            <draw:polygon draw:style-name="gr2" draw:text-style-name="P2" draw:layer="layout" svg:width="2.5cm" svg:height="1.25cm" svg:x="41.28cm" svg:y="20.305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41.28cm" svg:y="20.305cm">
            <draw:text-box>
              <text:p text:style-name="P3"><text:span text:style-name="T1">Cep</text:span></text:p>
            </draw:text-box>
          </draw:frame>
        </draw:g>
        <draw:g>
          <draw:g>
            <draw:polygon draw:style-name="gr1" draw:text-style-name="P1" draw:layer="layout" svg:width="2.5cm" svg:height="1.25cm" svg:x="47.012cm" svg:y="17.591cm" svg:viewBox="0 0 2501 1251" draw:points="0,1251 2501,1251 2501,0 0,0">
              <text:p/>
            </draw:polygon>
            <draw:polygon draw:style-name="gr2" draw:text-style-name="P2" draw:layer="layout" svg:width="2.5cm" svg:height="1.25cm" svg:x="47.012cm" svg:y="17.591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47.012cm" svg:y="17.591cm">
            <draw:text-box>
              <text:p text:style-name="P3"><text:span text:style-name="T1">Funcionario</text:span></text:p>
            </draw:text-box>
          </draw:frame>
        </draw:g>
        <draw:g>
          <draw:g>
            <draw:polygon draw:style-name="gr1" draw:text-style-name="P1" draw:layer="layout" svg:width="2.5cm" svg:height="1.25cm" svg:x="29.137cm" svg:y="20.316cm" svg:viewBox="0 0 2501 1251" draw:points="0,1251 2501,1251 2501,0 0,0">
              <text:p/>
            </draw:polygon>
            <draw:polygon draw:style-name="gr2" draw:text-style-name="P2" draw:layer="layout" svg:width="2.5cm" svg:height="1.25cm" svg:x="29.137cm" svg:y="20.316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9.137cm" svg:y="20.316cm">
            <draw:text-box>
              <text:p text:style-name="P3"><text:span text:style-name="T1">Fornecedor</text:span></text:p>
            </draw:text-box>
          </draw:frame>
        </draw:g>
        <draw:g>
          <draw:g>
            <draw:polygon draw:style-name="gr1" draw:text-style-name="P1" draw:layer="layout" svg:width="2.5cm" svg:height="1.25cm" svg:x="24.63cm" svg:y="14.23cm" svg:viewBox="0 0 2501 1251" draw:points="0,1251 2501,1251 2501,0 0,0">
              <text:p/>
            </draw:polygon>
            <draw:polygon draw:style-name="gr2" draw:text-style-name="P2" draw:layer="layout" svg:width="2.5cm" svg:height="1.25cm" svg:x="24.63cm" svg:y="14.23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4.63cm" svg:y="14.23cm">
            <draw:text-box>
              <text:p text:style-name="P3"><text:span text:style-name="T1">ContaPagar</text:span></text:p>
            </draw:text-box>
          </draw:frame>
        </draw:g>
        <draw:g>
          <draw:g>
            <draw:polygon draw:style-name="gr1" draw:text-style-name="P1" draw:layer="layout" svg:width="2.5cm" svg:height="1.25cm" svg:x="21.48cm" svg:y="14.23cm" svg:viewBox="0 0 2501 1251" draw:points="0,1251 2501,1251 2501,0 0,0">
              <text:p/>
            </draw:polygon>
            <draw:polygon draw:style-name="gr2" draw:text-style-name="P2" draw:layer="layout" svg:width="2.5cm" svg:height="1.25cm" svg:x="21.48cm" svg:y="14.23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1.48cm" svg:y="14.23cm">
            <draw:text-box>
              <text:p text:style-name="P3"><text:span text:style-name="T1">ContaReceber</text:span></text:p>
            </draw:text-box>
          </draw:frame>
        </draw:g>
        <draw:g>
          <draw:line draw:style-name="gr4" draw:text-style-name="P2" draw:layer="layout" svg:x1="33.43cm" svg:y1="9.79cm" svg:x2="34.929cm" svg:y2="9.79cm">
            <text:p/>
          </draw:line>
          <draw:frame draw:style-name="gr5" draw:text-style-name="P4" draw:layer="layout" svg:width="1.411cm" svg:height="0.63cm" svg:x="33.519cm" svg:y="9.1cm">
            <draw:text-box>
              <text:p text:style-name="P3"><text:span text:style-name="T1">1 : 1</text:span></text:p>
            </draw:text-box>
          </draw:frame>
        </draw:g>
        <draw:g>
          <draw:line draw:style-name="gr4" draw:text-style-name="P2" draw:layer="layout" svg:x1="36.93cm" svg:y1="9.79cm" svg:x2="38.43cm" svg:y2="9.79cm">
            <text:p/>
          </draw:line>
          <draw:frame draw:style-name="gr5" draw:text-style-name="P4" draw:layer="layout" svg:width="1.411cm" svg:height="0.63cm" svg:x="36.975cm" svg:y="9.1cm">
            <draw:text-box>
              <text:p text:style-name="P3"><text:span text:style-name="T1">N : 0</text:span></text:p>
            </draw:text-box>
          </draw:frame>
        </draw:g>
        <draw:g>
          <draw:g>
            <draw:polygon draw:style-name="gr1" draw:text-style-name="P1" draw:layer="layout" svg:width="2cm" svg:height="1cm" svg:x="34.93cm" svg:y="9.29cm" svg:viewBox="0 0 2001 1001" draw:points="1000,1001 2001,500 1000,0 0,500">
              <text:p/>
            </draw:polygon>
            <draw:polygon draw:style-name="gr4" draw:text-style-name="P2" draw:layer="layout" svg:width="2cm" svg:height="1cm" svg:x="34.93cm" svg:y="9.29cm" svg:viewBox="0 0 2001 1001" draw:points="1000,1001 2001,500 1000,0 0,500">
              <text:p/>
            </draw:polygon>
          </draw:g>
          <draw:frame draw:style-name="gr6" draw:text-style-name="P4" draw:layer="layout" svg:width="2cm" svg:height="1cm" svg:x="34.93cm" svg:y="9.29cm">
            <draw:text-box>
              <text:p text:style-name="P3"><text:span text:style-name="T2">Possui</text:span></text:p>
            </draw:text-box>
          </draw:frame>
        </draw:g>
        <draw:g>
          <draw:path draw:style-name="gr7" draw:text-style-name="P5" draw:layer="layout" svg:width="0.15cm" svg:height="0.151cm" svg:x="30.175cm" svg:y="9.215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8" draw:text-style-name="P6" draw:layer="layout" svg:width="0.15cm" svg:height="0.151cm" svg:x="30.175cm" svg:y="9.215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30.325cm" svg:y1="9.29cm" svg:x2="30.929cm" svg:y2="9.29cm">
          <text:p/>
        </draw:line>
        <draw:frame draw:style-name="gr9" draw:text-style-name="P4" draw:layer="layout" svg:width="0.662cm" svg:height="0.79cm" svg:x="29.628cm" svg:y="8.87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1cm" svg:height="0.15cm" svg:x="40.705cm" svg:y="8.81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40.705cm" svg:y="8.81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40.78cm" svg:y1="8.965cm" svg:x2="40.78cm" svg:y2="9.165cm">
          <text:p/>
        </draw:line>
        <draw:g>
          <draw:path draw:style-name="gr7" draw:text-style-name="P5" draw:layer="layout" svg:width="0.15cm" svg:height="0.151cm" svg:x="31.105cm" svg:y="14.284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8" draw:text-style-name="P6" draw:layer="layout" svg:width="0.15cm" svg:height="0.151cm" svg:x="31.105cm" svg:y="14.284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31.18cm" svg:y1="14.434cm" svg:x2="31.18cm" svg:y2="14.808cm">
          <text:p/>
        </draw:line>
        <draw:g>
          <draw:path draw:style-name="gr1" draw:text-style-name="P1" draw:layer="layout" svg:width="0.15cm" svg:height="0.15cm" svg:x="30.18cm" svg:y="9.515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30.18cm" svg:y="9.515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30.33cm" svg:y1="9.59cm" svg:x2="30.929cm" svg:y2="9.59cm">
          <text:p/>
        </draw:line>
        <draw:frame draw:style-name="gr9" draw:text-style-name="P4" draw:layer="layout" svg:width="1.35cm" svg:height="0.79cm" svg:x="29cm" svg:y="9.17cm">
          <draw:text-box>
            <text:p text:style-name="P3"><text:span text:style-name="T3">Nome</text:span></text:p>
          </draw:text-box>
        </draw:frame>
        <draw:g>
          <draw:path draw:style-name="gr1" draw:text-style-name="P1" draw:layer="layout" svg:width="0.15cm" svg:height="0.15cm" svg:x="30.175cm" svg:y="9.815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30.175cm" svg:y="9.815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30.325cm" svg:y1="9.89cm" svg:x2="30.929cm" svg:y2="9.89cm">
          <text:p/>
        </draw:line>
        <draw:frame draw:style-name="gr10" draw:text-style-name="P4" draw:layer="layout" svg:width="1.975cm" svg:height="1.297cm" svg:x="28.3cm" svg:y="9.212cm">
          <draw:text-box>
            <text:p text:style-name="P3"><text:span text:style-name="T3">Telefone</text:span></text:p>
          </draw:text-box>
        </draw:frame>
        <draw:g>
          <draw:path draw:style-name="gr1" draw:text-style-name="P1" draw:layer="layout" svg:width="0.15cm" svg:height="0.15cm" svg:x="30.18cm" svg:y="10.115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30.18cm" svg:y="10.115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30.33cm" svg:y1="10.191cm" svg:x2="30.931cm" svg:y2="10.184cm">
          <text:p/>
        </draw:line>
        <draw:frame draw:style-name="gr9" draw:text-style-name="P4" draw:layer="layout" svg:width="0.831cm" svg:height="0.79cm" svg:x="29.43cm" svg:y="9.799cm">
          <draw:text-box>
            <text:p text:style-name="P3"><text:span text:style-name="T3">Cpf</text:span></text:p>
          </draw:text-box>
        </draw:frame>
        <draw:frame draw:style-name="gr9" draw:text-style-name="P4" draw:layer="layout" svg:width="1.251cm" svg:height="0.79cm" svg:x="40.449cm" svg:y="10.352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41.43cm" svg:y="9.16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1.43cm" svg:y="9.16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1.429cm" svg:y1="9.235cm" svg:x2="40.93cm" svg:y2="9.235cm">
          <text:p/>
        </draw:line>
        <draw:frame draw:style-name="gr9" draw:text-style-name="P4" draw:layer="layout" svg:width="2.28cm" svg:height="0.79cm" svg:x="40.32cm" svg:y="10.655cm">
          <draw:text-box>
            <text:p text:style-name="P3"><text:span text:style-name="T3">IdCliente</text:span></text:p>
          </draw:text-box>
        </draw:frame>
        <draw:g>
          <draw:path draw:style-name="gr1" draw:text-style-name="P1" draw:layer="layout" svg:width="0.15cm" svg:height="0.151cm" svg:x="41.43cm" svg:y="9.46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2" draw:text-style-name="P2" draw:layer="layout" svg:width="0.15cm" svg:height="0.151cm" svg:x="41.43cm" svg:y="9.46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41.431cm" svg:y1="9.537cm" svg:x2="40.93cm" svg:y2="9.53cm">
          <text:p/>
        </draw:line>
        <draw:frame draw:style-name="gr9" draw:text-style-name="P4" draw:layer="layout" svg:width="2.205cm" svg:height="0.79cm" svg:x="40.395cm" svg:y="13.452cm">
          <draw:text-box>
            <text:p text:style-name="P3"><text:span text:style-name="T3">IdEndereco</text:span></text:p>
          </draw:text-box>
        </draw:frame>
        <draw:g>
          <draw:path draw:style-name="gr1" draw:text-style-name="P1" draw:layer="layout" svg:width="0.15cm" svg:height="0.15cm" svg:x="41.43cm" svg:y="9.972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1.43cm" svg:y="9.972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1.429cm" svg:y1="10.047cm" svg:x2="40.93cm" svg:y2="10.047cm">
          <text:p/>
        </draw:line>
        <draw:frame draw:style-name="gr9" draw:text-style-name="P4" draw:layer="layout" svg:width="2.63cm" svg:height="0.79cm" svg:x="36.1cm" svg:y="10.258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41.43cm" svg:y="10.245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1.43cm" svg:y="10.245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1.429cm" svg:y1="10.32cm" svg:x2="40.93cm" svg:y2="10.32cm">
          <text:p/>
        </draw:line>
        <draw:frame draw:style-name="gr9" draw:text-style-name="P4" draw:layer="layout" svg:width="1.3cm" svg:height="0.79cm" svg:x="41.4cm" svg:y="8.752cm">
          <draw:text-box>
            <text:p text:style-name="P3"><text:span text:style-name="T3">Total</text:span></text:p>
          </draw:text-box>
        </draw:frame>
        <draw:g>
          <draw:path draw:style-name="gr7" draw:text-style-name="P5" draw:layer="layout" svg:width="0.15cm" svg:height="0.151cm" svg:x="40.73cm" svg:y="10.68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8" draw:text-style-name="P6" draw:layer="layout" svg:width="0.15cm" svg:height="0.151cm" svg:x="40.73cm" svg:y="10.68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40.805cm" svg:y1="10.68cm" svg:x2="40.805cm" svg:y2="10.43cm">
          <text:p/>
        </draw:line>
        <draw:frame draw:style-name="gr9" draw:text-style-name="P4" draw:layer="layout" svg:width="3.02cm" svg:height="0.79cm" svg:x="41.1cm" svg:y="9.152cm">
          <draw:text-box>
            <text:p text:style-name="P3"><text:span text:style-name="T3">TaxaEntrega</text:span></text:p>
          </draw:text-box>
        </draw:frame>
        <draw:g>
          <draw:path draw:style-name="gr1" draw:text-style-name="P1" draw:layer="layout" svg:width="0.15cm" svg:height="0.15cm" svg:x="40.38cm" svg:y="13.784cm" svg:viewBox="0 0 151 151" svg:d="M76 151c-14 0-25-3-37-9-12-7-21-16-28-28s-11-23-11-37 3-26 9-38c7-12 16-21 28-28s23-11 37-11c1 0 1 0 1 0 14 0 25 3 37 9 12 7 21 16 28 28s11 23 11 37-3 26-9 38c-7 12-16 21-28 28s-23 11-37 11c-1 0-1 0-1 0z">
            <text:p/>
          </draw:path>
          <draw:path draw:style-name="gr2" draw:text-style-name="P2" draw:layer="layout" svg:width="0.15cm" svg:height="0.15cm" svg:x="40.38cm" svg:y="13.784cm" svg:viewBox="0 0 151 151" svg:d="M76 151c-14 0-25-3-37-9-12-7-21-16-28-28s-11-23-11-37 3-26 9-38c7-12 16-21 28-28s23-11 37-11c1 0 1 0 1 0 14 0 25 3 37 9 12 7 21 16 28 28s11 23 11 37-3 26-9 38c-7 12-16 21-28 28s-23 11-37 11c-1 0-1 0-1 0z">
            <text:p/>
          </draw:path>
        </draw:g>
        <draw:polyline draw:style-name="gr4" draw:text-style-name="P2" draw:layer="layout" svg:width="0.005cm" svg:height="0.88cm" svg:x="40.455cm" svg:y="13.934cm" svg:viewBox="0 0 6 881" draw:points="6,881 0,881 0,0">
          <text:p/>
        </draw:polyline>
        <draw:frame draw:style-name="gr9" draw:text-style-name="P4" draw:layer="layout" svg:width="3.685cm" svg:height="0.79cm" svg:x="41.1cm" svg:y="9.602cm">
          <draw:text-box>
            <text:p text:style-name="P3"><text:span text:style-name="T3">RecebidoDinheiro</text:span></text:p>
          </draw:text-box>
        </draw:frame>
        <draw:g>
          <draw:path draw:style-name="gr1" draw:text-style-name="P1" draw:layer="layout" svg:width="0.15cm" svg:height="0.15cm" svg:x="40.505cm" svg:y="10.95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0.505cm" svg:y="10.95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0.58cm" svg:y1="10.954cm" svg:x2="40.58cm" svg:y2="10.43cm">
          <text:p/>
        </draw:line>
        <draw:frame draw:style-name="gr9" draw:text-style-name="P4" draw:layer="layout" svg:width="2.9cm" svg:height="0.79cm" svg:x="41.4cm" svg:y="9.958cm">
          <draw:text-box>
            <text:p text:style-name="P3"><text:span text:style-name="T3">RecebidoCartao</text:span></text:p>
          </draw:text-box>
        </draw:frame>
        <draw:g>
          <draw:path draw:style-name="gr1" draw:text-style-name="P1" draw:layer="layout" svg:width="0.15cm" svg:height="0.151cm" svg:x="38.53cm" svg:y="10.63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38.53cm" svg:y="10.63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38.605cm" svg:y1="10.43cm" svg:x2="38.605cm" svg:y2="10.63cm">
          <text:p/>
        </draw:line>
        <draw:frame draw:style-name="gr9" draw:text-style-name="P4" draw:layer="layout" svg:width="0.954cm" svg:height="0.79cm" svg:x="40.705cm" svg:y="8.46cm">
          <draw:text-box>
            <text:p text:style-name="P3"><text:span text:style-name="T3">Tipo</text:span></text:p>
          </draw:text-box>
        </draw:frame>
        <draw:g>
          <draw:path draw:style-name="gr1" draw:text-style-name="P1" draw:layer="layout" svg:width="0.15cm" svg:height="0.15cm" svg:x="38.725cm" svg:y="10.95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38.725cm" svg:y="10.95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polyline draw:style-name="gr4" draw:text-style-name="P2" draw:layer="layout" svg:width="0cm" svg:height="0.523cm" svg:x="38.8cm" svg:y="10.43cm" svg:viewBox="0 0 0 524" draw:points="0,524 0,412 0,0">
          <text:p/>
        </draw:polyline>
        <draw:frame draw:style-name="gr9" draw:text-style-name="P4" draw:layer="layout" svg:width="2.618cm" svg:height="0.79cm" svg:x="36.2cm" svg:y="10.652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cm" svg:height="0.15cm" svg:x="31.523cm" svg:y="11.25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31.523cm" svg:y="11.25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31.598cm" svg:y1="11.254cm" svg:x2="31.598cm" svg:y2="10.42cm">
          <text:p/>
        </draw:line>
        <draw:frame draw:style-name="gr9" draw:text-style-name="P4" draw:layer="layout" svg:width="3.106cm" svg:height="0.79cm" svg:x="28.794cm" svg:y="10.952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1cm" svg:height="0.15cm" svg:x="31.218cm" svg:y="10.88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31.218cm" svg:y="10.88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31.293cm" svg:y1="10.88cm" svg:x2="31.293cm" svg:y2="10.415cm">
          <text:p/>
        </draw:line>
        <draw:frame draw:style-name="gr9" draw:text-style-name="P4" draw:layer="layout" svg:width="2.331cm" svg:height="0.79cm" svg:x="29cm" svg:y="10.558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30.18cm" svg:y="15.209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30.18cm" svg:y="15.209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30.33cm" svg:y1="15.284cm" svg:x2="30.929cm" svg:y2="15.284cm">
          <text:p/>
        </draw:line>
        <draw:frame draw:style-name="gr9" draw:text-style-name="P4" draw:layer="layout" svg:width="1.745cm" svg:height="0.79cm" svg:x="28.955cm" svg:y="14.852cm">
          <draw:text-box>
            <text:p text:style-name="P3"><text:span text:style-name="T3">Cep</text:span></text:p>
          </draw:text-box>
        </draw:frame>
        <draw:g>
          <draw:path draw:style-name="gr1" draw:text-style-name="P1" draw:layer="layout" svg:width="0.15cm" svg:height="0.151cm" svg:x="30.175cm" svg:y="15.544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2" draw:text-style-name="P2" draw:layer="layout" svg:width="0.15cm" svg:height="0.151cm" svg:x="30.175cm" svg:y="15.544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30.325cm" svg:y1="15.619cm" svg:x2="30.929cm" svg:y2="15.619cm">
          <text:p/>
        </draw:line>
        <draw:frame draw:style-name="gr9" draw:text-style-name="P4" draw:layer="layout" svg:width="3.415cm" svg:height="0.79cm" svg:x="27.1cm" svg:y="15.158cm">
          <draw:text-box>
            <text:p text:style-name="P3"><text:span text:style-name="T3">NumeroEndereco</text:span></text:p>
          </draw:text-box>
        </draw:frame>
        <draw:g>
          <draw:path draw:style-name="gr1" draw:text-style-name="P1" draw:layer="layout" svg:width="0.15cm" svg:height="0.15cm" svg:x="30.18cm" svg:y="15.864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30.18cm" svg:y="15.864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30.33cm" svg:y1="15.939cm" svg:x2="30.931cm" svg:y2="15.932cm">
          <text:p/>
        </draw:line>
        <draw:frame draw:style-name="gr11" draw:text-style-name="P4" draw:layer="layout" svg:width="4.161cm" svg:height="0.8cm" svg:x="26.239cm" svg:y="15.5cm">
          <draw:text-box>
            <text:p text:style-name="P3"><text:span text:style-name="T3">ComplementoEndereco</text:span></text:p>
          </draw:text-box>
        </draw:frame>
        <draw:g>
          <draw:path draw:style-name="gr1" draw:text-style-name="P1" draw:layer="layout" svg:width="0.15cm" svg:height="0.15cm" svg:x="44.38cm" svg:y="21.33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4.38cm" svg:y="21.33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4.38cm" svg:y1="21.405cm" svg:x2="43.788cm" svg:y2="21.405cm">
          <text:p/>
        </draw:line>
        <draw:g>
          <draw:path draw:style-name="gr1" draw:text-style-name="P1" draw:layer="layout" svg:width="0.15cm" svg:height="0.15cm" svg:x="44.38cm" svg:y="20.98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4.38cm" svg:y="20.98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polyline draw:style-name="gr4" draw:text-style-name="P2" draw:layer="layout" svg:width="0.599cm" svg:height="0cm" svg:x="43.78cm" svg:y="21.055cm" svg:viewBox="0 0 600 0" draw:points="600,0 454,0 0,0">
          <text:p/>
        </draw:polyline>
        <draw:frame draw:style-name="gr9" draw:text-style-name="P4" draw:layer="layout" svg:width="1.42cm" svg:height="0.79cm" svg:x="44.18cm" svg:y="19.952cm">
          <draw:text-box>
            <text:p text:style-name="P3"><text:span text:style-name="T3">Cep</text:span></text:p>
          </draw:text-box>
        </draw:frame>
        <draw:g>
          <draw:path draw:style-name="gr1" draw:text-style-name="P1" draw:layer="layout" svg:width="0.15cm" svg:height="0.15cm" svg:x="44.385cm" svg:y="20.64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4.385cm" svg:y="20.64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4.384cm" svg:y1="20.72cm" svg:x2="43.78cm" svg:y2="20.72cm">
          <text:p/>
        </draw:line>
        <draw:frame draw:style-name="gr9" draw:text-style-name="P4" draw:layer="layout" svg:width="1.453cm" svg:height="0.79cm" svg:x="44.4cm" svg:y="21.052cm">
          <draw:text-box>
            <text:p text:style-name="P3"><text:span text:style-name="T3">Cidade</text:span></text:p>
          </draw:text-box>
        </draw:frame>
        <draw:g>
          <draw:path draw:style-name="gr1" draw:text-style-name="P1" draw:layer="layout" svg:width="0.15cm" svg:height="0.15cm" svg:x="44.38cm" svg:y="20.32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4.38cm" svg:y="20.32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4.381cm" svg:y1="20.4cm" svg:x2="43.78cm" svg:y2="20.407cm">
          <text:p/>
        </draw:line>
        <draw:frame draw:style-name="gr9" draw:text-style-name="P4" draw:layer="layout" svg:width="1.736cm" svg:height="0.79cm" svg:x="44.2cm" svg:y="20.652cm">
          <draw:text-box>
            <text:p text:style-name="P3"><text:span text:style-name="T3">Bairro</text:span></text:p>
          </draw:text-box>
        </draw:frame>
        <draw:g>
          <draw:path draw:style-name="gr1" draw:text-style-name="P1" draw:layer="layout" svg:width="0.15cm" svg:height="0.15cm" svg:x="31.312cm" svg:y="16.591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31.312cm" svg:y="16.591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31.387cm" svg:y1="16.59cm" svg:x2="31.387cm" svg:y2="16.066cm">
          <text:p/>
        </draw:line>
        <draw:frame draw:style-name="gr9" draw:text-style-name="P4" draw:layer="layout" svg:width="3.615cm" svg:height="0.79cm" svg:x="28.285cm" svg:y="16.252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cm" svg:height="0.15cm" svg:x="31.007cm" svg:y="16.25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1.007cm" svg:y="16.25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1.082cm" svg:y1="16.253cm" svg:x2="31.082cm" svg:y2="16.054cm">
          <text:p/>
        </draw:line>
        <draw:frame draw:style-name="gr9" draw:text-style-name="P4" draw:layer="layout" svg:width="3.396cm" svg:height="0.79cm" svg:x="28.104cm" svg:y="15.858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43.262cm" svg:y="22.124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3.262cm" svg:y="22.124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3.338cm" svg:y1="22.124cm" svg:x2="43.335cm" svg:y2="21.555cm">
          <text:p/>
        </draw:line>
        <draw:frame draw:style-name="gr9" draw:text-style-name="P4" draw:layer="layout" svg:width="2.6cm" svg:height="0.79cm" svg:x="43.3cm" svg:y="21.852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cm" svg:height="0.15cm" svg:x="43.53cm" svg:y="21.789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3.53cm" svg:y="21.789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3.605cm" svg:y1="21.789cm" svg:x2="43.605cm" svg:y2="21.555cm">
          <text:p/>
        </draw:line>
        <draw:frame draw:style-name="gr9" draw:text-style-name="P4" draw:layer="layout" svg:width="2.4cm" svg:height="0.79cm" svg:x="43.6cm" svg:y="21.452cm">
          <draw:text-box>
            <text:p text:style-name="P3"><text:span text:style-name="T3">DataInclusao</text:span></text:p>
          </draw:text-box>
        </draw:frame>
        <draw:g>
          <draw:path draw:style-name="gr7" draw:text-style-name="P5" draw:layer="layout" svg:width="0.15cm" svg:height="0.151cm" svg:x="46.257cm" svg:y="17.724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8" draw:text-style-name="P6" draw:layer="layout" svg:width="0.15cm" svg:height="0.151cm" svg:x="46.257cm" svg:y="17.724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46.407cm" svg:y1="17.799cm" svg:x2="47.013cm" svg:y2="17.794cm">
          <text:p/>
        </draw:line>
        <draw:frame draw:style-name="gr9" draw:text-style-name="P4" draw:layer="layout" svg:width="0.662cm" svg:height="0.79cm" svg:x="45.709cm" svg:y="17.384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46.262cm" svg:y="18.029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6.262cm" svg:y="18.029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6.412cm" svg:y1="18.104cm" svg:x2="47.012cm" svg:y2="18.104cm">
          <text:p/>
        </draw:line>
        <draw:frame draw:style-name="gr9" draw:text-style-name="P4" draw:layer="layout" svg:width="1.35cm" svg:height="0.79cm" svg:x="45.082cm" svg:y="17.684cm">
          <draw:text-box>
            <text:p text:style-name="P3"><text:span text:style-name="T3">Nome</text:span></text:p>
          </draw:text-box>
        </draw:frame>
        <draw:g>
          <draw:path draw:style-name="gr1" draw:text-style-name="P1" draw:layer="layout" svg:width="0.15cm" svg:height="0.151cm" svg:x="46.257cm" svg:y="18.352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2" draw:text-style-name="P2" draw:layer="layout" svg:width="0.15cm" svg:height="0.151cm" svg:x="46.257cm" svg:y="18.352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46.407cm" svg:y1="18.427cm" svg:x2="47.011cm" svg:y2="18.427cm">
          <text:p/>
        </draw:line>
        <draw:frame draw:style-name="gr9" draw:text-style-name="P4" draw:layer="layout" svg:width="1.647cm" svg:height="0.79cm" svg:x="44.7cm" svg:y="18.007cm">
          <draw:text-box>
            <text:p text:style-name="P3"><text:span text:style-name="T3">Telefone</text:span></text:p>
          </draw:text-box>
        </draw:frame>
        <draw:g>
          <draw:path draw:style-name="gr1" draw:text-style-name="P1" draw:layer="layout" svg:width="0.15cm" svg:height="0.151cm" svg:x="46.257cm" svg:y="18.672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2" draw:text-style-name="P2" draw:layer="layout" svg:width="0.15cm" svg:height="0.151cm" svg:x="46.257cm" svg:y="18.672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46.407cm" svg:y1="18.747cm" svg:x2="47.011cm" svg:y2="18.747cm">
          <text:p/>
        </draw:line>
        <draw:frame draw:style-name="gr9" draw:text-style-name="P4" draw:layer="layout" svg:width="0.955cm" svg:height="0.79cm" svg:x="45.392cm" svg:y="18.321cm">
          <draw:text-box>
            <text:p text:style-name="P3"><text:span text:style-name="T3">Tipo</text:span></text:p>
          </draw:text-box>
        </draw:frame>
        <draw:g>
          <draw:path draw:style-name="gr1" draw:text-style-name="P1" draw:layer="layout" svg:width="0.15cm" svg:height="0.151cm" svg:x="47.962cm" svg:y="19.667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47.962cm" svg:y="19.667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48.037cm" svg:y1="19.668cm" svg:x2="48.041cm" svg:y2="18.841cm">
          <text:p/>
        </draw:line>
        <draw:frame draw:style-name="gr9" draw:text-style-name="P4" draw:layer="layout" svg:width="2.78cm" svg:height="0.79cm" svg:x="45.42cm" svg:y="19.258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cm" svg:height="0.15cm" svg:x="47.658cm" svg:y="19.339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7.658cm" svg:y="19.339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polyline draw:style-name="gr4" draw:text-style-name="P2" draw:layer="layout" svg:width="0.002cm" svg:height="0.498cm" svg:x="47.73cm" svg:y="18.841cm" svg:viewBox="0 0 3 499" draw:points="3,499 3,0 0,0">
          <text:p/>
        </draw:polyline>
        <draw:frame draw:style-name="gr9" draw:text-style-name="P4" draw:layer="layout" svg:width="2.857cm" svg:height="0.79cm" svg:x="45.143cm" svg:y="18.958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31.38cm" svg:y="22.18cm" svg:viewBox="0 0 151 151" svg:d="M76 151c-14 0-25-3-37-9-12-7-21-16-28-28s-11-23-11-37 3-26 9-38c7-12 16-21 28-28s23-11 37-11c1 0 1 0 1 0 14 0 25 3 37 9 12 7 21 16 28 28s11 23 11 37-3 26-9 38c-7 12-16 21-28 28s-23 11-37 11c-1 0-1 0-1 0z">
            <text:p/>
          </draw:path>
          <draw:path draw:style-name="gr2" draw:text-style-name="P2" draw:layer="layout" svg:width="0.15cm" svg:height="0.15cm" svg:x="31.38cm" svg:y="22.18cm" svg:viewBox="0 0 151 151" svg:d="M76 151c-14 0-25-3-37-9-12-7-21-16-28-28s-11-23-11-37 3-26 9-38c7-12 16-21 28-28s23-11 37-11c1 0 1 0 1 0 14 0 25 3 37 9 12 7 21 16 28 28s11 23 11 37-3 26-9 38c-7 12-16 21-28 28s-23 11-37 11c-1 0-1 0-1 0z">
            <text:p/>
          </draw:path>
        </draw:g>
        <draw:line draw:style-name="gr4" draw:text-style-name="P2" draw:layer="layout" svg:x1="31.456cm" svg:y1="22.181cm" svg:x2="31.451cm" svg:y2="21.575cm">
          <text:p/>
        </draw:line>
        <draw:frame draw:style-name="gr9" draw:text-style-name="P4" draw:layer="layout" svg:width="0.662cm" svg:height="0.79cm" svg:x="31.405cm" svg:y="19.61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1cm" svg:x="32.247cm" svg:y="21.298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32.247cm" svg:y="21.298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polyline draw:style-name="gr4" draw:text-style-name="P2" draw:layer="layout" svg:width="0.599cm" svg:height="0cm" svg:x="31.647cm" svg:y="21.373cm" svg:viewBox="0 0 600 0" draw:points="600,0 454,0 0,0">
          <text:p/>
        </draw:polyline>
        <draw:frame draw:style-name="gr9" draw:text-style-name="P4" draw:layer="layout" svg:width="3.058cm" svg:height="0.79cm" svg:x="32.042cm" svg:y="20.952cm">
          <draw:text-box>
            <text:p text:style-name="P3"><text:span text:style-name="T3">NomeFantasia</text:span></text:p>
          </draw:text-box>
        </draw:frame>
        <draw:g>
          <draw:path draw:style-name="gr1" draw:text-style-name="P1" draw:layer="layout" svg:width="0.151cm" svg:height="0.15cm" svg:x="31.055cm" svg:y="19.655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31.055cm" svg:y="19.655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31.13cm" svg:y1="19.805cm" svg:x2="31.13cm" svg:y2="20.315cm">
          <text:p/>
        </draw:line>
        <draw:frame draw:style-name="gr9" draw:text-style-name="P4" draw:layer="layout" svg:width="1.77cm" svg:height="0.79cm" svg:x="31.33cm" svg:y="21.852cm">
          <draw:text-box>
            <text:p text:style-name="P3"><text:span text:style-name="T3">Telefone</text:span></text:p>
          </draw:text-box>
        </draw:frame>
        <draw:g>
          <draw:path draw:style-name="gr1" draw:text-style-name="P1" draw:layer="layout" svg:width="0.15cm" svg:height="0.15cm" svg:x="31.405cm" svg:y="19.93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1.405cm" svg:y="19.93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1.48cm" svg:y1="20.08cm" svg:x2="31.48cm" svg:y2="20.315cm">
          <text:p/>
        </draw:line>
        <draw:frame draw:style-name="gr9" draw:text-style-name="P4" draw:layer="layout" svg:width="2.37cm" svg:height="0.79cm" svg:x="31.03cm" svg:y="19.258cm">
          <draw:text-box>
            <text:p text:style-name="P3"><text:span text:style-name="T3">RazaoSocial</text:span></text:p>
          </draw:text-box>
        </draw:frame>
        <draw:g>
          <draw:path draw:style-name="gr1" draw:text-style-name="P1" draw:layer="layout" svg:width="0.15cm" svg:height="0.151cm" svg:x="29.497cm" svg:y="22.096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29.497cm" svg:y="22.096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29.572cm" svg:y1="22.095cm" svg:x2="29.572cm" svg:y2="21.571cm">
          <text:p/>
        </draw:line>
        <draw:frame draw:style-name="gr12" draw:text-style-name="P4" draw:layer="layout" svg:width="1.077cm" svg:height="0.741cm" svg:x="28.6cm" svg:y="21.762cm">
          <draw:text-box>
            <text:p text:style-name="P3"><text:span text:style-name="T4">Cnpj</text:span></text:p>
          </draw:text-box>
        </draw:frame>
        <draw:g>
          <draw:path draw:style-name="gr1" draw:text-style-name="P1" draw:layer="layout" svg:width="0.15cm" svg:height="0.15cm" svg:x="29.192cm" svg:y="21.76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9.192cm" svg:y="21.76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9.267cm" svg:y1="21.766cm" svg:x2="29.267cm" svg:y2="21.567cm">
          <text:p/>
        </draw:line>
        <draw:frame draw:style-name="gr12" draw:text-style-name="P4" draw:layer="layout" svg:width="0.855cm" svg:height="0.741cm" svg:x="28.437cm" svg:y="21.442cm">
          <draw:text-box>
            <text:p text:style-name="P3"><text:span text:style-name="T4">Obs</text:span></text:p>
          </draw:text-box>
        </draw:frame>
        <draw:g>
          <draw:path draw:style-name="gr1" draw:text-style-name="P1" draw:layer="layout" svg:width="0.15cm" svg:height="0.151cm" svg:x="30.119cm" svg:y="22.695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30.119cm" svg:y="22.695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30.195cm" svg:y1="22.696cm" svg:x2="30.199cm" svg:y2="21.566cm">
          <text:p/>
        </draw:line>
        <draw:frame draw:style-name="gr12" draw:text-style-name="P4" draw:layer="layout" svg:width="3.03cm" svg:height="0.741cm" svg:x="27.67cm" svg:y="22.662cm">
          <draw:text-box>
            <text:p text:style-name="P3"><text:span text:style-name="T4">NumeroEndereco</text:span></text:p>
          </draw:text-box>
        </draw:frame>
        <draw:g>
          <draw:path draw:style-name="gr1" draw:text-style-name="P1" draw:layer="layout" svg:width="0.15cm" svg:height="0.15cm" svg:x="29.815cm" svg:y="22.36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9.815cm" svg:y="22.36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9.89cm" svg:y1="22.367cm" svg:x2="29.883cm" svg:y2="21.566cm">
          <text:p/>
        </draw:line>
        <draw:frame draw:style-name="gr12" draw:text-style-name="P4" draw:layer="layout" svg:width="0.855cm" svg:height="0.741cm" svg:x="29cm" svg:y="22.062cm">
          <draw:text-box>
            <text:p text:style-name="P3"><text:span text:style-name="T4">Cep</text:span></text:p>
          </draw:text-box>
        </draw:frame>
        <draw:g>
          <draw:path draw:style-name="gr1" draw:text-style-name="P1" draw:layer="layout" svg:width="0.15cm" svg:height="0.15cm" svg:x="30.742cm" svg:y="23.29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30.742cm" svg:y="23.29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30.818cm" svg:y1="23.296cm" svg:x2="30.807cm" svg:y2="21.566cm">
          <text:p/>
        </draw:line>
        <draw:frame draw:style-name="gr12" draw:text-style-name="P4" draw:layer="layout" svg:width="2.66cm" svg:height="0.741cm" svg:x="28.44cm" svg:y="22.962cm">
          <draw:text-box>
            <text:p text:style-name="P3"><text:span text:style-name="T4">DataInclusao</text:span></text:p>
          </draw:text-box>
        </draw:frame>
        <draw:g>
          <draw:path draw:style-name="gr1" draw:text-style-name="P1" draw:layer="layout" svg:width="0.15cm" svg:height="0.15cm" svg:x="30.437cm" svg:y="22.96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0.437cm" svg:y="22.96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0.513cm" svg:y1="22.967cm" svg:x2="30.507cm" svg:y2="21.566cm">
          <text:p/>
        </draw:line>
        <draw:frame draw:style-name="gr12" draw:text-style-name="P4" draw:layer="layout" svg:width="3.83cm" svg:height="0.741cm" svg:x="26.5cm" svg:y="22.362cm">
          <draw:text-box>
            <text:p text:style-name="P3"><text:span text:style-name="T4">ComplementoEndereco</text:span></text:p>
          </draw:text-box>
        </draw:frame>
        <draw:g>
          <draw:path draw:style-name="gr1" draw:text-style-name="P1" draw:layer="layout" svg:width="0.15cm" svg:height="0.151cm" svg:x="31.073cm" svg:y="23.595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31.073cm" svg:y="23.595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31.149cm" svg:y1="23.596cm" svg:x2="31.137cm" svg:y2="21.566cm">
          <text:p/>
        </draw:line>
        <draw:frame draw:style-name="gr12" draw:text-style-name="P4" draw:layer="layout" svg:width="2.491cm" svg:height="0.741cm" svg:x="28.709cm" svg:y="23.262cm">
          <draw:text-box>
            <text:p text:style-name="P3"><text:span text:style-name="T4">DataAlteracao</text:span></text:p>
          </draw:text-box>
        </draw:frame>
        <draw:g>
          <draw:path draw:style-name="gr1" draw:text-style-name="P1" draw:layer="layout" svg:width="0.15cm" svg:height="0.15cm" svg:x="39.48cm" svg:y="17.359cm" svg:viewBox="0 0 151 151" svg:d="M76 151c-14 0-26-3-38-10s-21-16-28-28-10-24-10-37c0-14 3-26 10-38s16-21 28-28 24-10 37-10h1c13 0 25 3 37 10s21 16 28 28 10 24 10 38c0 13-3 25-10 37s-16 21-28 28-24 10-37 10z">
            <text:p/>
          </draw:path>
          <draw:path draw:style-name="gr2" draw:text-style-name="P2" draw:layer="layout" svg:width="0.15cm" svg:height="0.15cm" svg:x="39.48cm" svg:y="17.359cm" svg:viewBox="0 0 151 151" svg:d="M76 151c-14 0-26-3-38-10s-21-16-28-28-10-24-10-37c0-14 3-26 10-38s16-21 28-28 24-10 37-10h1c13 0 25 3 37 10s21 16 28 28 10 24 10 38c0 13-3 25-10 37s-16 21-28 28-24 10-37 10z">
            <text:p/>
          </draw:path>
        </draw:g>
        <draw:line draw:style-name="gr4" draw:text-style-name="P2" draw:layer="layout" svg:x1="39.555cm" svg:y1="17.36cm" svg:x2="39.562cm" svg:y2="16.059cm">
          <text:p/>
        </draw:line>
        <draw:frame draw:style-name="gr9" draw:text-style-name="P4" draw:layer="layout" svg:width="1.12cm" svg:height="0.79cm" svg:x="40.58cm" svg:y="13.758cm">
          <draw:text-box>
            <text:p text:style-name="P3"><text:span text:style-name="T3">Id</text:span></text:p>
          </draw:text-box>
        </draw:frame>
        <draw:frame draw:style-name="gr9" draw:text-style-name="P4" draw:layer="layout" svg:width="3.17cm" svg:height="0.79cm" svg:x="40.3cm" svg:y="15.952cm">
          <draw:text-box>
            <text:p text:style-name="P3"><text:span text:style-name="T3">IdFuncionario</text:span></text:p>
          </draw:text-box>
        </draw:frame>
        <draw:frame draw:style-name="gr9" draw:text-style-name="P4" draw:layer="layout" svg:width="2.37cm" svg:height="0.79cm" svg:x="40.2cm" svg:y="16.252cm">
          <draw:text-box>
            <text:p text:style-name="P3"><text:span text:style-name="T3">Conferido</text:span></text:p>
          </draw:text-box>
        </draw:frame>
        <draw:g>
          <draw:path draw:style-name="gr1" draw:text-style-name="P1" draw:layer="layout" svg:width="0.15cm" svg:height="0.151cm" svg:x="40.73cm" svg:y="14.134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40.73cm" svg:y="14.134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40.805cm" svg:y1="14.284cm" svg:x2="40.805cm" svg:y2="14.808cm">
          <text:p/>
        </draw:line>
        <draw:frame draw:style-name="gr9" draw:text-style-name="P4" draw:layer="layout" svg:width="2.845cm" svg:height="0.79cm" svg:x="39.855cm" svg:y="16.552cm">
          <draw:text-box>
            <text:p text:style-name="P3"><text:span text:style-name="T3">ValorRetorno</text:span></text:p>
          </draw:text-box>
        </draw:frame>
        <draw:frame draw:style-name="gr9" draw:text-style-name="P4" draw:layer="layout" svg:width="1.288cm" svg:height="0.79cm" svg:x="39.586cm" svg:y="16.839cm">
          <draw:text-box>
            <text:p text:style-name="P3"><text:span text:style-name="T3">Obs</text:span></text:p>
          </draw:text-box>
        </draw:frame>
        <draw:g>
          <draw:path draw:style-name="gr1" draw:text-style-name="P1" draw:layer="layout" svg:width="0.15cm" svg:height="0.151cm" svg:x="40.63cm" svg:y="16.259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40.63cm" svg:y="16.259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40.705cm" svg:y1="16.059cm" svg:x2="40.705cm" svg:y2="16.258cm">
          <text:p/>
        </draw:line>
        <draw:g>
          <draw:path draw:style-name="gr1" draw:text-style-name="P1" draw:layer="layout" svg:width="0.15cm" svg:height="0.15cm" svg:x="40.375cm" svg:y="16.584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0.375cm" svg:y="16.584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0.45cm" svg:y1="16.583cm" svg:x2="40.45cm" svg:y2="16.059cm">
          <text:p/>
        </draw:line>
        <draw:g>
          <draw:path draw:style-name="gr1" draw:text-style-name="P1" draw:layer="layout" svg:width="0.15cm" svg:height="0.15cm" svg:x="26.6cm" svg:y="13.58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6.6cm" svg:y="13.58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6.675cm" svg:y1="13.73cm" svg:x2="26.681cm" svg:y2="14.231cm">
          <text:p/>
        </draw:line>
        <draw:frame draw:style-name="gr9" draw:text-style-name="P4" draw:layer="layout" svg:width="0.979cm" svg:height="0.79cm" svg:x="26.121cm" svg:y="9.052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1cm" svg:x="26.15cm" svg:y="10.28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26.15cm" svg:y="10.28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26.149cm" svg:y1="10.355cm" svg:x2="25.555cm" svg:y2="10.355cm">
          <text:p/>
        </draw:line>
        <draw:frame draw:style-name="gr9" draw:text-style-name="P4" draw:layer="layout" svg:width="1.98cm" svg:height="0.79cm" svg:x="26.2cm" svg:y="9.352cm">
          <draw:text-box>
            <text:p text:style-name="P3"><text:span text:style-name="T3">Descricao</text:span></text:p>
          </draw:text-box>
        </draw:frame>
        <draw:g>
          <draw:path draw:style-name="gr1" draw:text-style-name="P1" draw:layer="layout" svg:width="0.15cm" svg:height="0.15cm" svg:x="26.155cm" svg:y="9.98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26.155cm" svg:y="9.98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26.154cm" svg:y1="10.055cm" svg:x2="25.555cm" svg:y2="10.055cm">
          <text:p/>
        </draw:line>
        <draw:frame draw:style-name="gr9" draw:text-style-name="P4" draw:layer="layout" svg:width="2.651cm" svg:height="0.79cm" svg:x="26.249cm" svg:y="12.852cm">
          <draw:text-box>
            <text:p text:style-name="P3"><text:span text:style-name="T3">IdFornecedor</text:span></text:p>
          </draw:text-box>
        </draw:frame>
        <draw:g>
          <draw:path draw:style-name="gr1" draw:text-style-name="P1" draw:layer="layout" svg:width="0.15cm" svg:height="0.15cm" svg:x="26.23cm" svg:y="13.269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6.23cm" svg:y="13.269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6.305cm" svg:y1="13.419cm" svg:x2="26.321cm" svg:y2="14.231cm">
          <text:p/>
        </draw:line>
        <draw:frame draw:style-name="gr9" draw:text-style-name="P4" draw:layer="layout" svg:width="1.522cm" svg:height="0.79cm" svg:x="26.078cm" svg:y="9.652cm">
          <draw:text-box>
            <text:p text:style-name="P3"><text:span text:style-name="T3">Valor</text:span></text:p>
          </draw:text-box>
        </draw:frame>
        <draw:frame draw:style-name="gr9" draw:text-style-name="P4" draw:layer="layout" svg:width="1.266cm" svg:height="0.79cm" svg:x="26.2cm" svg:y="9.958cm">
          <draw:text-box>
            <text:p text:style-name="P3"><text:span text:style-name="T3">Data</text:span></text:p>
          </draw:text-box>
        </draw:frame>
        <draw:g>
          <draw:path draw:style-name="gr1" draw:text-style-name="P1" draw:layer="layout" svg:width="0.15cm" svg:height="0.151cm" svg:x="26.98cm" svg:y="13.905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2" draw:text-style-name="P2" draw:layer="layout" svg:width="0.15cm" svg:height="0.151cm" svg:x="26.98cm" svg:y="13.905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27.055cm" svg:y1="14.229cm" svg:x2="27.055cm" svg:y2="14.055cm">
          <text:p/>
        </draw:line>
        <draw:g>
          <draw:path draw:style-name="gr1" draw:text-style-name="P1" draw:layer="layout" svg:width="0.15cm" svg:height="0.15cm" svg:x="25.33cm" svg:y="10.98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25.33cm" svg:y="10.98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25.405cm" svg:y1="10.985cm" svg:x2="25.405cm" svg:y2="10.48cm">
          <text:p/>
        </draw:line>
        <draw:frame draw:style-name="gr9" draw:text-style-name="P4" draw:layer="layout" svg:width="2.87cm" svg:height="0.79cm" svg:x="26.63cm" svg:y="13.252cm">
          <draw:text-box>
            <text:p text:style-name="P3"><text:span text:style-name="T3">DataVencimento</text:span></text:p>
          </draw:text-box>
        </draw:frame>
        <draw:g>
          <draw:path draw:style-name="gr1" draw:text-style-name="P1" draw:layer="layout" svg:width="0.15cm" svg:height="0.15cm" svg:x="25.01cm" svg:y="11.30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25.01cm" svg:y="11.30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25.085cm" svg:y1="11.305cm" svg:x2="25.085cm" svg:y2="10.48cm">
          <text:p/>
        </draw:line>
        <draw:frame draw:style-name="gr13" draw:text-style-name="P4" draw:layer="layout" svg:width="2.92cm" svg:height="1.213cm" svg:x="26.98cm" svg:y="13.374cm">
          <draw:text-box>
            <text:p text:style-name="P3"><text:span text:style-name="T3">DataPagamento</text:span></text:p>
          </draw:text-box>
        </draw:frame>
        <draw:frame draw:style-name="gr9" draw:text-style-name="P4" draw:layer="layout" svg:width="1.675cm" svg:height="0.79cm" svg:x="25.2cm" svg:y="10.652cm">
          <draw:text-box>
            <text:p text:style-name="P3"><text:span text:style-name="T3">Status</text:span></text:p>
          </draw:text-box>
        </draw:frame>
        <draw:frame draw:style-name="gr9" draw:text-style-name="P4" draw:layer="layout" svg:width="3.035cm" svg:height="0.79cm" svg:x="24.765cm" svg:y="10.958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26.155cm" svg:y="9.68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6.155cm" svg:y="9.68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5.555cm" svg:y1="9.755cm" svg:x2="26.154cm" svg:y2="9.755cm">
          <text:p/>
        </draw:line>
        <draw:g>
          <draw:path draw:style-name="gr7" draw:text-style-name="P5" draw:layer="layout" svg:width="0.15cm" svg:height="0.15cm" svg:x="26.142cm" svg:y="9.38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8" draw:text-style-name="P6" draw:layer="layout" svg:width="0.15cm" svg:height="0.15cm" svg:x="26.142cm" svg:y="9.38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6.142cm" svg:y1="9.455cm" svg:x2="25.555cm" svg:y2="9.455cm">
          <text:p/>
        </draw:line>
        <draw:g>
          <draw:path draw:style-name="gr1" draw:text-style-name="P1" draw:layer="layout" svg:width="0.15cm" svg:height="0.151cm" svg:x="24.715cm" svg:y="11.58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24.715cm" svg:y="11.58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24.79cm" svg:y1="11.58cm" svg:x2="24.79cm" svg:y2="10.48cm">
          <text:p/>
        </draw:line>
        <draw:frame draw:style-name="gr9" draw:text-style-name="P4" draw:layer="layout" svg:width="3.045cm" svg:height="0.79cm" svg:x="24.5cm" svg:y="11.358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cm" svg:height="0.15cm" svg:x="49.1cm" svg:y="11.049cm" svg:viewBox="0 0 151 151" svg:d="M76 151c-14 0-25-3-37-9-12-7-21-16-28-28s-11-23-11-37 3-26 9-38c7-12 16-21 28-28s23-11 37-11c1 0 1 0 1 0 14 0 25 3 37 9 12 7 21 16 28 28s11 23 11 37-3 26-9 38c-7 12-16 21-28 28s-23 11-37 11c-1 0-1 0-1 0z">
            <text:p/>
          </draw:path>
          <draw:path draw:style-name="gr2" draw:text-style-name="P2" draw:layer="layout" svg:width="0.15cm" svg:height="0.15cm" svg:x="49.1cm" svg:y="11.049cm" svg:viewBox="0 0 151 151" svg:d="M76 151c-14 0-25-3-37-9-12-7-21-16-28-28s-11-23-11-37 3-26 9-38c7-12 16-21 28-28s23-11 37-11c1 0 1 0 1 0 14 0 25 3 37 9 12 7 21 16 28 28s11 23 11 37-3 26-9 38c-7 12-16 21-28 28s-23 11-37 11c-1 0-1 0-1 0z">
            <text:p/>
          </draw:path>
        </draw:g>
        <draw:line draw:style-name="gr4" draw:text-style-name="P2" draw:layer="layout" svg:x1="49.175cm" svg:y1="11.048cm" svg:x2="49.175cm" svg:y2="10.444cm">
          <text:p/>
        </draw:line>
        <draw:frame draw:style-name="gr9" draw:text-style-name="P4" draw:layer="layout" svg:width="1.207cm" svg:height="0.79cm" svg:x="49.2cm" svg:y="10.358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1cm" svg:x="50.165cm" svg:y="9.865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50.165cm" svg:y="9.865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polyline draw:style-name="gr4" draw:text-style-name="P2" draw:layer="layout" svg:width="0.598cm" svg:height="0cm" svg:x="49.565cm" svg:y="9.94cm" svg:viewBox="0 0 599 0" draw:points="599,0 300,0 0,0">
          <text:p/>
        </draw:polyline>
        <draw:frame draw:style-name="gr9" draw:text-style-name="P4" draw:layer="layout" svg:width="1.845cm" svg:height="0.79cm" svg:x="50.115cm" svg:y="9.235cm">
          <draw:text-box>
            <text:p text:style-name="P3"><text:span text:style-name="T3">IdPedido</text:span></text:p>
          </draw:text-box>
        </draw:frame>
        <draw:g>
          <draw:path draw:style-name="gr1" draw:text-style-name="P1" draw:layer="layout" svg:width="0.15cm" svg:height="0.15cm" svg:x="50.17cm" svg:y="9.56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50.17cm" svg:y="9.56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polyline draw:style-name="gr4" draw:text-style-name="P2" draw:layer="layout" svg:width="0.603cm" svg:height="0cm" svg:x="49.565cm" svg:y="9.64cm" svg:viewBox="0 0 604 0" draw:points="604,0 302,0 0,0">
          <text:p/>
        </draw:polyline>
        <draw:frame draw:style-name="gr9" draw:text-style-name="P4" draw:layer="layout" svg:width="1.845cm" svg:height="0.79cm" svg:x="50.215cm" svg:y="8.92cm">
          <draw:text-box>
            <text:p text:style-name="P3"><text:span text:style-name="T3">IdProduto</text:span></text:p>
          </draw:text-box>
        </draw:frame>
        <draw:g>
          <draw:path draw:style-name="gr1" draw:text-style-name="P1" draw:layer="layout" svg:width="0.15cm" svg:height="0.151cm" svg:x="50.165cm" svg:y="9.265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50.165cm" svg:y="9.265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50.166cm" svg:y1="9.34cm" svg:x2="49.565cm" svg:y2="9.347cm">
          <text:p/>
        </draw:line>
        <draw:frame draw:style-name="gr9" draw:text-style-name="P4" draw:layer="layout" svg:width="2.44cm" svg:height="0.79cm" svg:x="50.06cm" svg:y="9.552cm">
          <draw:text-box>
            <text:p text:style-name="P3"><text:span text:style-name="T3">Quantidade</text:span></text:p>
          </draw:text-box>
        </draw:frame>
        <draw:frame draw:style-name="gr12" draw:text-style-name="P4" draw:layer="layout" svg:width="2.24cm" svg:height="0.741cm" svg:x="50.2cm" svg:y="9.897cm">
          <draw:text-box>
            <text:p text:style-name="P3"><text:span text:style-name="T4">TipoProduto</text:span></text:p>
          </draw:text-box>
        </draw:frame>
        <draw:g>
          <draw:path draw:style-name="gr1" draw:text-style-name="P1" draw:layer="layout" svg:width="0.15cm" svg:height="0.151cm" svg:x="47.255cm" svg:y="10.64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47.255cm" svg:y="10.64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47.33cm" svg:y1="10.44cm" svg:x2="47.33cm" svg:y2="10.639cm">
          <text:p/>
        </draw:line>
        <draw:g>
          <draw:path draw:style-name="gr1" draw:text-style-name="P1" draw:layer="layout" svg:width="0.15cm" svg:height="0.15cm" svg:x="47.505cm" svg:y="10.96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7.505cm" svg:y="10.96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7.581cm" svg:y1="10.961cm" svg:x2="47.575cm" svg:y2="10.435cm">
          <text:p/>
        </draw:line>
        <draw:frame draw:style-name="gr12" draw:text-style-name="P4" draw:layer="layout" svg:width="2.17cm" svg:height="0.741cm" svg:x="49.13cm" svg:y="10.762cm">
          <draw:text-box>
            <text:p text:style-name="P3"><text:span text:style-name="T4">IdPedidoItem</text:span></text:p>
          </draw:text-box>
        </draw:frame>
        <draw:frame draw:style-name="gr12" draw:text-style-name="P4" draw:layer="layout" svg:width="2.45cm" svg:height="0.741cm" svg:x="45cm" svg:y="10.297cm">
          <draw:text-box>
            <text:p text:style-name="P3"><text:span text:style-name="T4">DataInclusao</text:span></text:p>
          </draw:text-box>
        </draw:frame>
        <draw:g>
          <draw:path draw:style-name="gr1" draw:text-style-name="P1" draw:layer="layout" svg:width="0.15cm" svg:height="0.15cm" svg:x="50.165cm" svg:y="10.16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50.165cm" svg:y="10.16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polyline draw:style-name="gr4" draw:text-style-name="P2" draw:layer="layout" svg:width="0.605cm" svg:height="0.01cm" svg:x="49.56cm" svg:y="10.23cm" svg:viewBox="0 0 606 11" draw:points="0,0 0,11 606,11">
          <text:p/>
        </draw:polyline>
        <draw:g>
          <draw:path draw:style-name="gr7" draw:text-style-name="P5" draw:layer="layout" svg:width="0.15cm" svg:height="0.15cm" svg:x="49.36cm" svg:y="10.73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8" draw:text-style-name="P6" draw:layer="layout" svg:width="0.15cm" svg:height="0.15cm" svg:x="49.36cm" svg:y="10.73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9.435cm" svg:y1="10.73cm" svg:x2="49.435cm" svg:y2="10.44cm">
          <text:p/>
        </draw:line>
        <draw:frame draw:style-name="gr12" draw:text-style-name="P4" draw:layer="layout" svg:width="2.725cm" svg:height="0.741cm" svg:x="45cm" svg:y="10.662cm">
          <draw:text-box>
            <text:p text:style-name="P3"><text:span text:style-name="T4">DataAlteracao</text:span></text:p>
          </draw:text-box>
        </draw:frame>
        <draw:g>
          <draw:path draw:style-name="gr1" draw:text-style-name="P1" draw:layer="layout" svg:width="0.15cm" svg:height="0.15cm" svg:x="40.055cm" svg:y="16.884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0.055cm" svg:y="16.884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0.13cm" svg:y1="16.883cm" svg:x2="40.13cm" svg:y2="16.059cm">
          <text:p/>
        </draw:line>
        <draw:frame draw:style-name="gr9" draw:text-style-name="P4" draw:layer="layout" svg:width="2.66cm" svg:height="0.79cm" svg:x="39.34cm" svg:y="17.067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39.76cm" svg:y="17.159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39.76cm" svg:y="17.159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39.835cm" svg:y1="17.159cm" svg:x2="39.835cm" svg:y2="16.059cm">
          <text:p/>
        </draw:line>
        <draw:frame draw:style-name="gr9" draw:text-style-name="P4" draw:layer="layout" svg:width="3.07cm" svg:height="0.79cm" svg:x="38.9cm" svg:y="17.358cm">
          <draw:text-box>
            <text:p text:style-name="P3"><text:span text:style-name="T3">DataAlteracao</text:span></text:p>
          </draw:text-box>
        </draw:frame>
        <draw:g>
          <draw:path draw:style-name="gr7" draw:text-style-name="P5" draw:layer="layout" svg:width="0.15cm" svg:height="0.15cm" svg:x="46.284cm" svg:y="12.52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8" draw:text-style-name="P6" draw:layer="layout" svg:width="0.15cm" svg:height="0.15cm" svg:x="46.284cm" svg:y="12.52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6.434cm" svg:y1="12.596cm" svg:x2="47.061cm" svg:y2="12.59cm">
          <text:p/>
        </draw:line>
        <draw:frame draw:style-name="gr9" draw:text-style-name="P4" draw:layer="layout" svg:width="0.662cm" svg:height="0.79cm" svg:x="45.736cm" svg:y="12.175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46.289cm" svg:y="12.82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6.289cm" svg:y="12.82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6.439cm" svg:y1="12.896cm" svg:x2="47.061cm" svg:y2="12.89cm">
          <text:p/>
        </draw:line>
        <draw:frame draw:style-name="gr9" draw:text-style-name="P4" draw:layer="layout" svg:width="2.23cm" svg:height="0.79cm" svg:x="44.3cm" svg:y="12.475cm">
          <draw:text-box>
            <text:p text:style-name="P3"><text:span text:style-name="T3">Descricao</text:span></text:p>
          </draw:text-box>
        </draw:frame>
        <draw:g>
          <draw:path draw:style-name="gr1" draw:text-style-name="P1" draw:layer="layout" svg:width="0.15cm" svg:height="0.15cm" svg:x="46.284cm" svg:y="13.12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6.284cm" svg:y="13.12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6.434cm" svg:y1="13.195cm" svg:x2="47.06cm" svg:y2="13.195cm">
          <text:p/>
        </draw:line>
        <draw:frame draw:style-name="gr9" draw:text-style-name="P4" draw:layer="layout" svg:width="0.954cm" svg:height="0.79cm" svg:x="45.346cm" svg:y="12.758cm">
          <draw:text-box>
            <text:p text:style-name="P3"><text:span text:style-name="T3">Tipo</text:span></text:p>
          </draw:text-box>
        </draw:frame>
        <draw:g>
          <draw:path draw:style-name="gr1" draw:text-style-name="P1" draw:layer="layout" svg:width="0.15cm" svg:height="0.15cm" svg:x="46.289cm" svg:y="13.42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6.289cm" svg:y="13.42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6.439cm" svg:y1="13.495cm" svg:x2="47.06cm" svg:y2="13.495cm">
          <text:p/>
        </draw:line>
        <draw:frame draw:style-name="gr9" draw:text-style-name="P4" draw:layer="layout" svg:width="1.9cm" svg:height="0.79cm" svg:x="44.8cm" svg:y="13.058cm">
          <draw:text-box>
            <text:p text:style-name="P3"><text:span text:style-name="T3">Preco</text:span></text:p>
          </draw:text-box>
        </draw:frame>
        <draw:g>
          <draw:path draw:style-name="gr1" draw:text-style-name="P1" draw:layer="layout" svg:width="0.15cm" svg:height="0.15cm" svg:x="47.885cm" svg:y="14.509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7.885cm" svg:y="14.509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7.96cm" svg:y1="14.51cm" svg:x2="47.966cm" svg:y2="13.65cm">
          <text:p/>
        </draw:line>
        <draw:frame draw:style-name="gr13" draw:text-style-name="P4" draw:layer="layout" svg:width="3.003cm" svg:height="1.213cm" svg:x="45.1cm" svg:y="13.948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cm" svg:height="0.15cm" svg:x="47.58cm" svg:y="14.179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7.58cm" svg:y="14.179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7.655cm" svg:y1="14.178cm" svg:x2="47.655cm" svg:y2="13.65cm">
          <text:p/>
        </draw:line>
        <draw:frame draw:style-name="gr13" draw:text-style-name="P4" draw:layer="layout" svg:width="2.58cm" svg:height="1.213cm" svg:x="45.1cm" svg:y="13.618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1cm" svg:height="0.15cm" svg:x="21.93cm" svg:y="13.63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1.93cm" svg:y="13.63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22.005cm" svg:y1="13.78cm" svg:x2="22.005cm" svg:y2="14.229cm">
          <text:p/>
        </draw:line>
        <draw:frame draw:style-name="gr9" draw:text-style-name="P4" draw:layer="layout" svg:width="1.722cm" svg:height="0.79cm" svg:x="20.278cm" svg:y="13.352cm">
          <draw:text-box>
            <text:p text:style-name="P3"><text:span text:style-name="T3">IdPedido</text:span></text:p>
          </draw:text-box>
        </draw:frame>
        <draw:g>
          <draw:g>
            <draw:polygon draw:style-name="gr1" draw:text-style-name="P1" draw:layer="layout" svg:width="2.5cm" svg:height="1.25cm" svg:x="47.06cm" svg:y="9.185cm" svg:viewBox="0 0 2501 1251" draw:points="1251,1251 2501,624 1251,0 0,624">
              <text:p/>
            </draw:polygon>
            <draw:polygon draw:style-name="gr4" draw:text-style-name="P2" draw:layer="layout" svg:width="2.5cm" svg:height="1.25cm" svg:x="47.06cm" svg:y="9.185cm" svg:viewBox="0 0 2501 1251" draw:points="1251,1251 2501,624 1251,0 0,624">
              <text:p/>
            </draw:polygon>
          </draw:g>
          <draw:frame draw:style-name="gr14" draw:text-style-name="P4" draw:layer="layout" svg:width="2.5cm" svg:height="1.25cm" svg:x="47.06cm" svg:y="9.185cm">
            <draw:text-box>
              <text:p text:style-name="P3"><text:span text:style-name="T2">Contém</text:span></text:p>
            </draw:text-box>
          </draw:frame>
        </draw:g>
        <draw:g>
          <draw:line draw:style-name="gr4" draw:text-style-name="P2" draw:layer="layout" svg:x1="48.31cm" svg:y1="12.399cm" svg:x2="48.31cm" svg:y2="10.435cm">
            <text:p/>
          </draw:line>
          <draw:frame draw:style-name="gr5" draw:text-style-name="P4" draw:layer="layout" svg:width="1.411cm" svg:height="0.63cm" svg:x="47.154cm" svg:y="11.416cm">
            <draw:text-box>
              <text:p text:style-name="P3"><text:span text:style-name="T1">N : 1</text:span></text:p>
            </draw:text-box>
          </draw:frame>
        </draw:g>
        <draw:g>
          <draw:g>
            <draw:polygon draw:style-name="gr1" draw:text-style-name="P1" draw:layer="layout" svg:width="2.6cm" svg:height="1cm" svg:x="38.376cm" svg:y="11.98cm" svg:viewBox="0 0 2601 1001" draw:points="1301,1001 2601,500 1301,0 0,500">
              <text:p/>
            </draw:polygon>
            <draw:polygon draw:style-name="gr4" draw:text-style-name="P2" draw:layer="layout" svg:width="2.6cm" svg:height="1cm" svg:x="38.376cm" svg:y="11.98cm" svg:viewBox="0 0 2601 1001" draw:points="1301,1001 2601,500 1301,0 0,500">
              <text:p/>
            </draw:polygon>
          </draw:g>
          <draw:frame draw:style-name="gr6" draw:text-style-name="P4" draw:layer="layout" svg:width="2.6cm" svg:height="1cm" svg:x="38.376cm" svg:y="11.98cm">
            <draw:text-box>
              <text:p text:style-name="P3"><text:span text:style-name="T2">Gera</text:span></text:p>
            </draw:text-box>
          </draw:frame>
        </draw:g>
        <draw:g>
          <draw:line draw:style-name="gr4" draw:text-style-name="P2" draw:layer="layout" svg:x1="39.68cm" svg:y1="10.415cm" svg:x2="39.68cm" svg:y2="11.981cm">
            <text:p/>
          </draw:line>
          <draw:frame draw:style-name="gr5" draw:text-style-name="P4" draw:layer="layout" svg:width="1.411cm" svg:height="0.63cm" svg:x="38.574cm" svg:y="10.915cm">
            <draw:text-box>
              <text:p text:style-name="P3"><text:span text:style-name="T1">1 : 1</text:span></text:p>
            </draw:text-box>
          </draw:frame>
        </draw:g>
        <draw:g>
          <draw:line draw:style-name="gr4" draw:text-style-name="P2" draw:layer="layout" svg:x1="39.68cm" svg:y1="12.979cm" svg:x2="39.68cm" svg:y2="14.809cm">
            <text:p/>
          </draw:line>
          <draw:frame draw:style-name="gr5" draw:text-style-name="P4" draw:layer="layout" svg:width="1.411cm" svg:height="0.63cm" svg:x="38.574cm" svg:y="13.58cm">
            <draw:text-box>
              <text:p text:style-name="P3"><text:span text:style-name="T1">1 : 0</text:span></text:p>
            </draw:text-box>
          </draw:frame>
        </draw:g>
        <draw:g>
          <draw:g>
            <draw:polygon draw:style-name="gr1" draw:text-style-name="P1" draw:layer="layout" svg:width="2.5cm" svg:height="1cm" svg:x="30.93cm" svg:y="11.98cm" svg:viewBox="0 0 2501 1001" draw:points="1251,1001 2501,500 1251,0 0,500">
              <text:p/>
            </draw:polygon>
            <draw:polygon draw:style-name="gr4" draw:text-style-name="P2" draw:layer="layout" svg:width="2.5cm" svg:height="1cm" svg:x="30.93cm" svg:y="11.98cm" svg:viewBox="0 0 2501 1001" draw:points="1251,1001 2501,500 1251,0 0,500">
              <text:p/>
            </draw:polygon>
          </draw:g>
          <draw:frame draw:style-name="gr6" draw:text-style-name="P4" draw:layer="layout" svg:width="2.5cm" svg:height="1cm" svg:x="30.93cm" svg:y="11.98cm">
            <draw:text-box>
              <text:p text:style-name="P3"><text:span text:style-name="T2">Possui</text:span></text:p>
            </draw:text-box>
          </draw:frame>
        </draw:g>
        <draw:g>
          <draw:line draw:style-name="gr4" draw:text-style-name="P2" draw:layer="layout" svg:x1="32.18cm" svg:y1="10.415cm" svg:x2="32.18cm" svg:y2="11.964cm">
            <text:p/>
          </draw:line>
          <draw:frame draw:style-name="gr5" draw:text-style-name="P4" draw:layer="layout" svg:width="1.411cm" svg:height="0.63cm" svg:x="31.824cm" svg:y="10.915cm">
            <draw:text-box>
              <text:p text:style-name="P3"><text:span text:style-name="T1">1 : 1</text:span></text:p>
            </draw:text-box>
          </draw:frame>
        </draw:g>
        <draw:g>
          <draw:line draw:style-name="gr4" draw:text-style-name="P2" draw:layer="layout" svg:x1="32.18cm" svg:y1="12.98cm" svg:x2="32.18cm" svg:y2="14.808cm">
            <text:p/>
          </draw:line>
          <draw:frame draw:style-name="gr5" draw:text-style-name="P4" draw:layer="layout" svg:width="1.411cm" svg:height="0.63cm" svg:x="31.874cm" svg:y="13.58cm">
            <draw:text-box>
              <text:p text:style-name="P3"><text:span text:style-name="T1">N : 0</text:span></text:p>
            </draw:text-box>
          </draw:frame>
        </draw:g>
        <draw:g>
          <draw:g>
            <draw:polygon draw:style-name="gr1" draw:text-style-name="P1" draw:layer="layout" svg:width="2.5cm" svg:height="1cm" svg:x="30.93cm" svg:y="17.98cm" svg:viewBox="0 0 2501 1001" draw:points="1251,1001 2501,500 1251,0 0,500">
              <text:p/>
            </draw:polygon>
            <draw:polygon draw:style-name="gr4" draw:text-style-name="P2" draw:layer="layout" svg:width="2.5cm" svg:height="1cm" svg:x="30.93cm" svg:y="17.98cm" svg:viewBox="0 0 2501 1001" draw:points="1251,1001 2501,500 1251,0 0,500">
              <text:p/>
            </draw:polygon>
          </draw:g>
          <draw:frame draw:style-name="gr6" draw:text-style-name="P4" draw:layer="layout" svg:width="2.5cm" svg:height="1cm" svg:x="30.93cm" svg:y="17.98cm">
            <draw:text-box>
              <text:p text:style-name="P3"><text:span text:style-name="T2">Pertence</text:span></text:p>
            </draw:text-box>
          </draw:frame>
        </draw:g>
        <draw:g>
          <draw:line draw:style-name="gr4" draw:text-style-name="P2" draw:layer="layout" svg:x1="32.18cm" svg:y1="16.059cm" svg:x2="32.18cm" svg:y2="17.98cm">
            <text:p/>
          </draw:line>
          <draw:frame draw:style-name="gr5" draw:text-style-name="P4" draw:layer="layout" svg:width="1.411cm" svg:height="0.63cm" svg:x="31.924cm" svg:y="16.769cm">
            <draw:text-box>
              <text:p text:style-name="P3"><text:span text:style-name="T1">N : 0</text:span></text:p>
            </draw:text-box>
          </draw:frame>
        </draw:g>
        <draw:g>
          <draw:polyline draw:style-name="gr4" draw:text-style-name="P2" draw:layer="layout" svg:width="10.35cm" svg:height="1.325cm" svg:x="32.18cm" svg:y="18.98cm" svg:viewBox="0 0 10351 1326" draw:points="0,0 10351,0 10351,1326">
            <text:p/>
          </draw:polyline>
          <draw:frame draw:style-name="gr5" draw:text-style-name="P4" draw:layer="layout" svg:width="1.411cm" svg:height="0.63cm" svg:x="37.501cm" svg:y="18.265cm">
            <draw:text-box>
              <text:p text:style-name="P3"><text:span text:style-name="T1">1 : 1</text:span></text:p>
            </draw:text-box>
          </draw:frame>
        </draw:g>
        <draw:g>
          <draw:path draw:style-name="gr1" draw:text-style-name="P1" draw:layer="layout" svg:width="0.15cm" svg:height="0.15cm" svg:x="30.18cm" svg:y="14.909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30.18cm" svg:y="14.909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30.33cm" svg:y1="14.984cm" svg:x2="30.929cm" svg:y2="14.984cm">
          <text:p/>
        </draw:line>
        <draw:frame draw:style-name="gr9" draw:text-style-name="P4" draw:layer="layout" svg:width="2.03cm" svg:height="0.79cm" svg:x="28.4cm" svg:y="14.532cm">
          <draw:text-box>
            <text:p text:style-name="P3"><text:span text:style-name="T3">IdCliente</text:span></text:p>
          </draw:text-box>
        </draw:frame>
        <draw:g>
          <draw:g>
            <draw:polygon draw:style-name="gr1" draw:text-style-name="P1" draw:layer="layout" svg:width="2cm" svg:height="1cm" svg:x="47.31cm" svg:y="7.33cm" svg:viewBox="0 0 2001 1001" draw:points="1000,1001 2001,500 1000,0 0,500">
              <text:p/>
            </draw:polygon>
            <draw:polygon draw:style-name="gr4" draw:text-style-name="P2" draw:layer="layout" svg:width="2cm" svg:height="1cm" svg:x="47.31cm" svg:y="7.33cm" svg:viewBox="0 0 2001 1001" draw:points="1000,1001 2001,500 1000,0 0,500">
              <text:p/>
            </draw:polygon>
          </draw:g>
          <draw:frame draw:style-name="gr6" draw:text-style-name="P4" draw:layer="layout" svg:width="2cm" svg:height="1cm" svg:x="47.31cm" svg:y="7.33cm">
            <draw:text-box>
              <text:p text:style-name="P3"><text:span text:style-name="T2">Relaciona</text:span></text:p>
            </draw:text-box>
          </draw:frame>
        </draw:g>
        <draw:g>
          <draw:line draw:style-name="gr4" draw:text-style-name="P2" draw:layer="layout" svg:x1="49.31cm" svg:y1="7.83cm" svg:x2="49.321cm" svg:y2="9.171cm">
            <text:p/>
          </draw:line>
          <draw:frame draw:style-name="gr5" draw:text-style-name="P4" draw:layer="layout" svg:width="1.411cm" svg:height="0.63cm" svg:x="48.909cm" svg:y="8.183cm">
            <draw:text-box>
              <text:p text:style-name="P3"><text:span text:style-name="T1">1 : 0</text:span></text:p>
            </draw:text-box>
          </draw:frame>
        </draw:g>
        <draw:g>
          <draw:line draw:style-name="gr4" draw:text-style-name="P2" draw:layer="layout" svg:x1="47.311cm" svg:y1="7.83cm" svg:x2="47.302cm" svg:y2="9.186cm">
            <text:p/>
          </draw:line>
          <draw:frame draw:style-name="gr5" draw:text-style-name="P4" draw:layer="layout" svg:width="1.411cm" svg:height="0.63cm" svg:x="46.28cm" svg:y="8.235cm">
            <draw:text-box>
              <text:p text:style-name="P3"><text:span text:style-name="T1">1 : 0</text:span></text:p>
            </draw:text-box>
          </draw:frame>
        </draw:g>
        <draw:g>
          <draw:line draw:style-name="gr4" draw:text-style-name="P2" draw:layer="layout" svg:x1="40.93cm" svg:y1="9.79cm" svg:x2="47.061cm" svg:y2="9.811cm">
            <text:p/>
          </draw:line>
          <draw:frame draw:style-name="gr5" draw:text-style-name="P4" draw:layer="layout" svg:width="1.411cm" svg:height="0.63cm" svg:x="44.11cm" svg:y="9.215cm">
            <draw:text-box>
              <text:p text:style-name="P3"><text:span text:style-name="T1">N : 0</text:span></text:p>
            </draw:text-box>
          </draw:frame>
        </draw:g>
        <draw:g>
          <draw:g>
            <draw:polygon draw:style-name="gr1" draw:text-style-name="P1" draw:layer="layout" svg:width="2cm" svg:height="1cm" svg:x="34.83cm" svg:y="14.934cm" svg:viewBox="0 0 2001 1001" draw:points="1000,1001 2001,500 1000,0 0,500">
              <text:p/>
            </draw:polygon>
            <draw:polygon draw:style-name="gr4" draw:text-style-name="P2" draw:layer="layout" svg:width="2cm" svg:height="1cm" svg:x="34.83cm" svg:y="14.934cm" svg:viewBox="0 0 2001 1001" draw:points="1000,1001 2001,500 1000,0 0,500">
              <text:p/>
            </draw:polygon>
          </draw:g>
          <draw:frame draw:style-name="gr6" draw:text-style-name="P4" draw:layer="layout" svg:width="2cm" svg:height="1cm" svg:x="34.83cm" svg:y="14.934cm">
            <draw:text-box>
              <text:p text:style-name="P3"><text:span text:style-name="T2">Possui</text:span></text:p>
            </draw:text-box>
          </draw:frame>
        </draw:g>
        <draw:g>
          <draw:line draw:style-name="gr4" draw:text-style-name="P2" draw:layer="layout" svg:x1="33.43cm" svg:y1="15.434cm" svg:x2="34.829cm" svg:y2="15.434cm">
            <text:p/>
          </draw:line>
          <draw:frame draw:style-name="gr5" draw:text-style-name="P4" draw:layer="layout" svg:width="1.411cm" svg:height="0.63cm" svg:x="33.424cm" svg:y="14.919cm">
            <draw:text-box>
              <text:p text:style-name="P3"><text:span text:style-name="T1">1 : 1</text:span></text:p>
            </draw:text-box>
          </draw:frame>
        </draw:g>
        <draw:g>
          <draw:line draw:style-name="gr4" draw:text-style-name="P2" draw:layer="layout" svg:x1="36.83cm" svg:y1="15.434cm" svg:x2="38.43cm" svg:y2="15.434cm">
            <text:p/>
          </draw:line>
          <draw:frame draw:style-name="gr5" draw:text-style-name="P4" draw:layer="layout" svg:width="1.411cm" svg:height="0.63cm" svg:x="36.975cm" svg:y="14.894cm">
            <draw:text-box>
              <text:p text:style-name="P3"><text:span text:style-name="T1">1 : 0</text:span></text:p>
            </draw:text-box>
          </draw:frame>
        </draw:g>
        <draw:g>
          <draw:g>
            <draw:polygon draw:style-name="gr1" draw:text-style-name="P1" draw:layer="layout" svg:width="2.5cm" svg:height="1cm" svg:x="36.03cm" svg:y="20.43cm" svg:viewBox="0 0 2501 1001" draw:points="1251,1001 2501,500 1251,0 0,500">
              <text:p/>
            </draw:polygon>
            <draw:polygon draw:style-name="gr4" draw:text-style-name="P2" draw:layer="layout" svg:width="2.5cm" svg:height="1cm" svg:x="36.03cm" svg:y="20.43cm" svg:viewBox="0 0 2501 1001" draw:points="1251,1001 2501,500 1251,0 0,500">
              <text:p/>
            </draw:polygon>
          </draw:g>
          <draw:frame draw:style-name="gr6" draw:text-style-name="P4" draw:layer="layout" svg:width="2.5cm" svg:height="1cm" svg:x="36.03cm" svg:y="20.43cm">
            <draw:text-box>
              <text:p text:style-name="P3"><text:span text:style-name="T2">Pertence</text:span></text:p>
            </draw:text-box>
          </draw:frame>
        </draw:g>
        <draw:g>
          <draw:line draw:style-name="gr4" draw:text-style-name="P2" draw:layer="layout" svg:x1="41.279cm" svg:y1="20.93cm" svg:x2="38.53cm" svg:y2="20.93cm">
            <text:p/>
          </draw:line>
          <draw:frame draw:style-name="gr5" draw:text-style-name="P4" draw:layer="layout" svg:width="1.411cm" svg:height="0.63cm" svg:x="39.025cm" svg:y="20.831cm">
            <draw:text-box>
              <text:p text:style-name="P3"><text:span text:style-name="T1">1 : 0</text:span></text:p>
            </draw:text-box>
          </draw:frame>
        </draw:g>
        <draw:g>
          <draw:line draw:style-name="gr4" draw:text-style-name="P2" draw:layer="layout" svg:x1="31.637cm" svg:y1="20.941cm" svg:x2="36.056cm" svg:y2="20.941cm">
            <text:p/>
          </draw:line>
          <draw:frame draw:style-name="gr5" draw:text-style-name="P4" draw:layer="layout" svg:width="1.411cm" svg:height="0.63cm" svg:x="33.354cm" svg:y="20.366cm">
            <draw:text-box>
              <text:p text:style-name="P3"><text:span text:style-name="T1">N : 0</text:span></text:p>
            </draw:text-box>
          </draw:frame>
        </draw:g>
        <draw:g>
          <draw:path draw:style-name="gr1" draw:text-style-name="P1" draw:layer="layout" svg:width="0.151cm" svg:height="0.15cm" svg:x="39.18cm" svg:y="17.609cm" svg:viewBox="0 0 152 151" svg:d="M76 151c-14 0-26-3-38-10s-21-16-28-28-10-24-10-37c0-14 3-26 10-38s16-21 28-28 24-10 38-10 26 3 38 10 21 16 28 28 10 24 10 38c0 13-3 25-10 37s-16 21-28 28-24 10-38 10z">
            <text:p/>
          </draw:path>
          <draw:path draw:style-name="gr2" draw:text-style-name="P2" draw:layer="layout" svg:width="0.151cm" svg:height="0.15cm" svg:x="39.18cm" svg:y="17.609cm" svg:viewBox="0 0 152 151" svg:d="M76 151c-14 0-26-3-38-10s-21-16-28-28-10-24-10-37c0-14 3-26 10-38s16-21 28-28 24-10 38-10 26 3 38 10 21 16 28 28 10 24 10 38c0 13-3 25-10 37s-16 21-28 28-24 10-38 10z">
            <text:p/>
          </draw:path>
        </draw:g>
        <draw:line draw:style-name="gr4" draw:text-style-name="P2" draw:layer="layout" svg:x1="39.255cm" svg:y1="17.61cm" svg:x2="39.262cm" svg:y2="16.059cm">
          <text:p/>
        </draw:line>
        <draw:g>
          <draw:g>
            <draw:polygon draw:style-name="gr1" draw:text-style-name="P1" draw:layer="layout" svg:width="2cm" svg:height="1cm" svg:x="43.203cm" svg:y="14.934cm" svg:viewBox="0 0 2001 1001" draw:points="1000,1001 2001,500 1000,0 0,500">
              <text:p/>
            </draw:polygon>
            <draw:polygon draw:style-name="gr4" draw:text-style-name="P2" draw:layer="layout" svg:width="2cm" svg:height="1cm" svg:x="43.203cm" svg:y="14.934cm" svg:viewBox="0 0 2001 1001" draw:points="1000,1001 2001,500 1000,0 0,500">
              <text:p/>
            </draw:polygon>
          </draw:g>
          <draw:frame draw:style-name="gr6" draw:text-style-name="P4" draw:layer="layout" svg:width="2cm" svg:height="1cm" svg:x="43.203cm" svg:y="14.934cm">
            <draw:text-box>
              <text:p text:style-name="P3"><text:span text:style-name="T2">Realiza</text:span></text:p>
            </draw:text-box>
          </draw:frame>
        </draw:g>
        <draw:g>
          <draw:line draw:style-name="gr4" draw:text-style-name="P2" draw:layer="layout" svg:x1="40.93cm" svg:y1="15.434cm" svg:x2="43.203cm" svg:y2="15.434cm">
            <text:p/>
          </draw:line>
          <draw:frame draw:style-name="gr5" draw:text-style-name="P4" draw:layer="layout" svg:width="1.411cm" svg:height="0.63cm" svg:x="41.351cm" svg:y="14.936cm">
            <draw:text-box>
              <text:p text:style-name="P3"><text:span text:style-name="T1">N : 0</text:span></text:p>
            </draw:text-box>
          </draw:frame>
        </draw:g>
        <draw:g>
          <draw:polyline draw:style-name="gr4" draw:text-style-name="P2" draw:layer="layout" svg:width="3.058cm" svg:height="2.157cm" svg:x="45.203cm" svg:y="15.434cm" svg:viewBox="0 0 3059 2158" draw:points="0,0 3059,0 3059,2158">
            <text:p/>
          </draw:polyline>
          <draw:frame draw:style-name="gr5" draw:text-style-name="P4" draw:layer="layout" svg:width="1.411cm" svg:height="0.63cm" svg:x="47.926cm" svg:y="15.768cm">
            <draw:text-box>
              <text:p text:style-name="P3"><text:span text:style-name="T1">1 : 1</text:span></text:p>
            </draw:text-box>
          </draw:frame>
        </draw:g>
        <draw:g>
          <draw:g>
            <draw:polygon draw:style-name="gr1" draw:text-style-name="P1" draw:layer="layout" svg:width="2.5cm" svg:height="1.25cm" svg:x="23.055cm" svg:y="9.23cm" svg:viewBox="0 0 2501 1251" draw:points="0,1251 2501,1251 2501,0 0,0">
              <text:p/>
            </draw:polygon>
            <draw:polygon draw:style-name="gr2" draw:text-style-name="P2" draw:layer="layout" svg:width="2.5cm" svg:height="1.25cm" svg:x="23.055cm" svg:y="9.23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3.055cm" svg:y="9.23cm">
            <draw:text-box>
              <text:p text:style-name="P3"><text:span text:style-name="T1">Conta</text:span></text:p>
            </draw:text-box>
          </draw:frame>
        </draw:g>
        <draw:g>
          <draw:polygon draw:style-name="gr1" draw:text-style-name="P1" draw:layer="layout" svg:width="1.287cm" svg:height="1.287cm" svg:x="23.661cm" svg:y="11.23cm" svg:viewBox="0 0 1288 1288" draw:points="1288,1288 643,0 0,1288">
            <text:p/>
          </draw:polygon>
          <draw:polygon draw:style-name="gr2" draw:text-style-name="P2" draw:layer="layout" svg:width="1.287cm" svg:height="1.287cm" svg:x="23.661cm" svg:y="11.23cm" svg:viewBox="0 0 1288 1288" draw:points="1288,1288 643,0 0,1288">
            <text:p/>
          </draw:polygon>
        </draw:g>
        <draw:line draw:style-name="gr4" draw:text-style-name="P2" draw:layer="layout" svg:x1="24.305cm" svg:y1="10.48cm" svg:x2="24.305cm" svg:y2="11.23cm">
          <text:p/>
        </draw:line>
        <draw:line draw:style-name="gr4" draw:text-style-name="P2" draw:layer="layout" svg:x1="23.662cm" svg:y1="12.517cm" svg:x2="22.73cm" svg:y2="14.231cm">
          <text:p/>
        </draw:line>
        <draw:line draw:style-name="gr4" draw:text-style-name="P2" draw:layer="layout" svg:x1="24.949cm" svg:y1="12.517cm" svg:x2="25.881cm" svg:y2="14.231cm">
          <text:p/>
        </draw:line>
        <draw:g>
          <draw:g>
            <draw:polygon draw:style-name="gr1" draw:text-style-name="P1" draw:layer="layout" svg:width="2.5cm" svg:height="1cm" svg:x="24.63cm" svg:y="20.44cm" svg:viewBox="0 0 2501 1001" draw:points="1251,1001 2501,500 1251,0 0,500">
              <text:p/>
            </draw:polygon>
            <draw:polygon draw:style-name="gr4" draw:text-style-name="P2" draw:layer="layout" svg:width="2.5cm" svg:height="1cm" svg:x="24.63cm" svg:y="20.44cm" svg:viewBox="0 0 2501 1001" draw:points="1251,1001 2501,500 1251,0 0,500">
              <text:p/>
            </draw:polygon>
          </draw:g>
          <draw:frame draw:style-name="gr6" draw:text-style-name="P4" draw:layer="layout" svg:width="2.5cm" svg:height="1cm" svg:x="24.63cm" svg:y="20.44cm">
            <draw:text-box>
              <text:p text:style-name="P3"><text:span text:style-name="T2">Gera</text:span></text:p>
            </draw:text-box>
          </draw:frame>
        </draw:g>
        <draw:g>
          <draw:line draw:style-name="gr4" draw:text-style-name="P2" draw:layer="layout" svg:x1="25.88cm" svg:y1="15.48cm" svg:x2="25.88cm" svg:y2="20.44cm">
            <text:p/>
          </draw:line>
          <draw:frame draw:style-name="gr5" draw:text-style-name="P4" draw:layer="layout" svg:width="1.411cm" svg:height="0.63cm" svg:x="25.524cm" svg:y="17.635cm">
            <draw:text-box>
              <text:p text:style-name="P3"><text:span text:style-name="T1">N : 0</text:span></text:p>
            </draw:text-box>
          </draw:frame>
        </draw:g>
        <draw:g>
          <draw:line draw:style-name="gr4" draw:text-style-name="P2" draw:layer="layout" svg:x1="27.127cm" svg:y1="20.941cm" svg:x2="29.136cm" svg:y2="20.941cm">
            <text:p/>
          </draw:line>
          <draw:frame draw:style-name="gr5" draw:text-style-name="P4" draw:layer="layout" svg:width="1.411cm" svg:height="0.63cm" svg:x="27.474cm" svg:y="20.416cm">
            <draw:text-box>
              <text:p text:style-name="P3"><text:span text:style-name="T1">1 : 0</text:span></text:p>
            </draw:text-box>
          </draw:frame>
        </draw:g>
        <draw:g>
          <draw:g>
            <draw:polygon draw:style-name="gr1" draw:text-style-name="P1" draw:layer="layout" svg:width="2.5cm" svg:height="1cm" svg:x="21.18cm" svg:y="7.33cm" svg:viewBox="0 0 2501 1001" draw:points="1251,1001 2501,500 1251,0 0,500">
              <text:p/>
            </draw:polygon>
            <draw:polygon draw:style-name="gr4" draw:text-style-name="P2" draw:layer="layout" svg:width="2.5cm" svg:height="1cm" svg:x="21.18cm" svg:y="7.33cm" svg:viewBox="0 0 2501 1001" draw:points="1251,1001 2501,500 1251,0 0,500">
              <text:p/>
            </draw:polygon>
          </draw:g>
          <draw:frame draw:style-name="gr6" draw:text-style-name="P4" draw:layer="layout" svg:width="2.5cm" svg:height="1cm" svg:x="21.18cm" svg:y="7.33cm">
            <draw:text-box>
              <text:p text:style-name="P3"><text:span text:style-name="T2">Gera</text:span></text:p>
            </draw:text-box>
          </draw:frame>
        </draw:g>
        <draw:g>
          <draw:polyline draw:style-name="gr4" draw:text-style-name="P2" draw:layer="layout" svg:width="16cm" svg:height="1.335cm" svg:x="23.68cm" svg:y="7.83cm" svg:viewBox="0 0 16001 1336" draw:points="0,0 16001,0 16001,1336">
            <text:p/>
          </draw:polyline>
          <draw:frame draw:style-name="gr5" draw:text-style-name="P4" draw:layer="layout" svg:width="1.411cm" svg:height="0.63cm" svg:x="31.647cm" svg:y="7.165cm">
            <draw:text-box>
              <text:p text:style-name="P3"><text:span text:style-name="T1">1 : 0</text:span></text:p>
            </draw:text-box>
          </draw:frame>
        </draw:g>
        <draw:g>
          <draw:line draw:style-name="gr4" draw:text-style-name="P2" draw:layer="layout" svg:x1="22.43cm" svg:y1="8.33cm" svg:x2="22.43cm" svg:y2="14.229cm">
            <text:p/>
          </draw:line>
          <draw:frame draw:style-name="gr5" draw:text-style-name="P4" draw:layer="layout" svg:width="1.411cm" svg:height="0.63cm" svg:x="21.224cm" svg:y="10.915cm">
            <draw:text-box>
              <text:p text:style-name="P3"><text:span text:style-name="T1">1 : 1</text:span></text:p>
            </draw:text-box>
          </draw:frame>
        </draw:g>
        <draw:g>
          <draw:path draw:style-name="gr1" draw:text-style-name="P1" draw:layer="layout" svg:width="0.15cm" svg:height="0.15cm" svg:x="30.955cm" svg:y="10.63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0.955cm" svg:y="10.63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1.03cm" svg:y1="10.63cm" svg:x2="31.03cm" svg:y2="10.43cm">
          <text:p/>
        </draw:line>
        <draw:frame draw:style-name="gr9" draw:text-style-name="P4" draw:layer="layout" svg:width="1.395cm" svg:height="0.79cm" svg:x="29.605cm" svg:y="10.252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cm" svg:height="0.15cm" svg:x="30.68cm" svg:y="19.33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0.68cm" svg:y="19.33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0.756cm" svg:y1="19.48cm" svg:x2="30.75cm" svg:y2="20.317cm">
          <text:p/>
        </draw:line>
        <draw:frame draw:style-name="gr9" draw:text-style-name="P4" draw:layer="layout" svg:width="1.57cm" svg:height="0.79cm" svg:x="30.6cm" svg:y="18.958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cm" svg:height="0.15cm" svg:x="47.355cm" svg:y="19.03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7.355cm" svg:y="19.03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7.43cm" svg:y1="19.029cm" svg:x2="47.43cm" svg:y2="18.841cm">
          <text:p/>
        </draw:line>
        <draw:frame draw:style-name="gr9" draw:text-style-name="P4" draw:layer="layout" svg:width="1.529cm" svg:height="0.79cm" svg:x="45.9cm" svg:y="18.682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cm" svg:height="0.15cm" svg:x="47.28cm" svg:y="13.83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7.28cm" svg:y="13.83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7.355cm" svg:y1="13.83cm" svg:x2="47.355cm" svg:y2="13.648cm">
          <text:p/>
        </draw:line>
        <draw:frame draw:style-name="gr9" draw:text-style-name="P4" draw:layer="layout" svg:width="1.395cm" svg:height="0.79cm" svg:x="46.03cm" svg:y="13.499cm">
          <draw:text-box>
            <text:p text:style-name="P3"><text:span text:style-name="T3">Inativo</text:span></text:p>
          </draw:text-box>
        </draw:frame>
        <draw:g>
          <draw:g>
            <draw:polygon draw:style-name="gr1" draw:text-style-name="P1" draw:layer="layout" svg:width="2.5cm" svg:height="1.25cm" svg:x="21.68cm" svg:y="17.27cm" svg:viewBox="0 0 2501 1251" draw:points="0,1251 2501,1251 2501,0 0,0">
              <text:p/>
            </draw:polygon>
            <draw:polygon draw:style-name="gr2" draw:text-style-name="P2" draw:layer="layout" svg:width="2.5cm" svg:height="1.25cm" svg:x="21.68cm" svg:y="17.27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1.68cm" svg:y="17.27cm">
            <draw:text-box>
              <text:p text:style-name="P3"><text:span text:style-name="T1">Usuario</text:span></text:p>
            </draw:text-box>
          </draw:frame>
        </draw:g>
        <draw:g>
          <draw:path draw:style-name="gr1" draw:text-style-name="P1" draw:layer="layout" svg:width="0.15cm" svg:height="0.15cm" svg:x="23.98cm" svg:y="19.856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23.98cm" svg:y="19.856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24.055cm" svg:y1="19.857cm" svg:x2="24.061cm" svg:y2="18.52cm">
          <text:p/>
        </draw:line>
        <draw:frame draw:style-name="gr9" draw:text-style-name="P4" draw:layer="layout" svg:width="2.918cm" svg:height="0.79cm" svg:x="21.4cm" svg:y="19.592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1cm" svg:height="0.15cm" svg:x="23.68cm" svg:y="19.609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3.68cm" svg:y="19.609cm" svg:viewBox="0 0 152 151" svg:d="M76 0c14 0 26 3 38 10s21 16 28 28 10 24 10 37c0 14-3 26-10 38s-16 21-28 28-24 10-38 10-26-3-38-10-21-16-28-28-10-24-10-37c0-14 3-26 10-38s16-21 28-28 24-10 38-10z">
            <text:p/>
          </draw:path>
        </draw:g>
        <draw:polyline draw:style-name="gr4" draw:text-style-name="P2" draw:layer="layout" svg:width="0.005cm" svg:height="1.089cm" svg:x="23.75cm" svg:y="18.52cm" svg:viewBox="0 0 6 1090" draw:points="6,1090 6,257 0,257 0,0">
          <text:p/>
        </draw:polyline>
        <draw:frame draw:style-name="gr9" draw:text-style-name="P4" draw:layer="layout" svg:width="2.861cm" svg:height="0.79cm" svg:x="21.2cm" svg:y="19.292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23.405cm" svg:y="19.362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3.405cm" svg:y="19.362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3.48cm" svg:y1="19.361cm" svg:x2="23.48cm" svg:y2="18.52cm">
          <text:p/>
        </draw:line>
        <draw:frame draw:style-name="gr9" draw:text-style-name="P4" draw:layer="layout" svg:width="1.415cm" svg:height="0.79cm" svg:x="22.085cm" svg:y="18.998cm">
          <draw:text-box>
            <text:p text:style-name="P3"><text:span text:style-name="T3">Inativo</text:span></text:p>
          </draw:text-box>
        </draw:frame>
        <draw:frame draw:style-name="gr9" draw:text-style-name="P4" draw:layer="layout" svg:width="0.662cm" svg:height="0.79cm" svg:x="23.044cm" svg:y="16.532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22.525cm" svg:y="16.57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525cm" svg:y="16.57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2.601cm" svg:y1="16.727cm" svg:x2="22.595cm" svg:y2="17.271cm">
          <text:p/>
        </draw:line>
        <draw:g>
          <draw:path draw:style-name="gr1" draw:text-style-name="P1" draw:layer="layout" svg:width="0.151cm" svg:height="0.15cm" svg:x="22.944cm" svg:y="16.85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2.944cm" svg:y="16.85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frame draw:style-name="gr9" draw:text-style-name="P4" draw:layer="layout" svg:width="1.175cm" svg:height="0.79cm" svg:x="22.625cm" svg:y="16.2cm">
          <draw:text-box>
            <text:p text:style-name="P3"><text:span text:style-name="T3">Email</text:span></text:p>
          </draw:text-box>
        </draw:frame>
        <draw:g>
          <draw:path draw:style-name="gr1" draw:text-style-name="P1" draw:layer="layout" svg:width="0.15cm" svg:height="0.15cm" svg:x="22.15cm" svg:y="16.29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15cm" svg:y="16.29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2.226cm" svg:y1="16.434cm" svg:x2="22.22cm" svg:y2="17.271cm">
          <text:p/>
        </draw:line>
        <draw:frame draw:style-name="gr9" draw:text-style-name="P4" draw:layer="layout" svg:width="1.42cm" svg:height="0.79cm" svg:x="22.18cm" svg:y="15.91cm">
          <draw:text-box>
            <text:p text:style-name="P3"><text:span text:style-name="T3">Nome</text:span></text:p>
          </draw:text-box>
        </draw:frame>
        <draw:line draw:style-name="gr4" draw:text-style-name="P2" draw:layer="layout" svg:x1="23.019cm" svg:y1="17.002cm" svg:x2="23.019cm" svg:y2="17.27cm">
          <text:p/>
        </draw:line>
        <draw:frame draw:style-name="gr9" draw:text-style-name="P4" draw:layer="layout" svg:width="2.37cm" svg:height="0.79cm" svg:x="44.3cm" svg:y="20.252cm">
          <draw:text-box>
            <text:p text:style-name="P3"><text:span text:style-name="T3">Logradouro</text:span></text:p>
          </draw:text-box>
        </draw:frame>
        <draw:g>
          <draw:path draw:style-name="gr1" draw:text-style-name="P1" draw:layer="layout" svg:width="0.151cm" svg:height="0.15cm" svg:x="23.155cm" svg:y="19.0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3.155cm" svg:y="19.0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23.23cm" svg:y1="19.02cm" svg:x2="23.23cm" svg:y2="18.52cm">
          <text:p/>
        </draw:line>
        <draw:frame draw:style-name="gr9" draw:text-style-name="P4" draw:layer="layout" svg:width="1.605cm" svg:height="0.79cm" svg:x="21.795cm" svg:y="18.598cm">
          <draw:text-box>
            <text:p text:style-name="P3"><text:span text:style-name="T3">Senha</text:span></text:p>
          </draw:text-box>
        </draw:frame>
        <draw:g>
          <draw:path draw:style-name="gr1" draw:text-style-name="P1" draw:layer="layout" svg:width="0.151cm" svg:height="0.15cm" svg:x="40.405cm" svg:y="8.50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40.405cm" svg:y="8.50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40.48cm" svg:y1="8.655cm" svg:x2="40.48cm" svg:y2="9.164cm">
          <text:p/>
        </draw:line>
        <draw:frame draw:style-name="gr9" draw:text-style-name="P4" draw:layer="layout" svg:width="1.724cm" svg:height="0.79cm" svg:x="40.176cm" svg:y="8.152cm">
          <draw:text-box>
            <text:p text:style-name="P3"><text:span text:style-name="T3">Troco</text:span></text:p>
          </draw:text-box>
        </draw:frame>
        <draw:frame draw:style-name="gr9" draw:text-style-name="P4" draw:layer="layout" svg:width="1.55cm" svg:height="0.79cm" svg:x="40cm" svg:y="10.958cm">
          <draw:text-box>
            <text:p text:style-name="P3"><text:span text:style-name="T3">Obs</text:span></text:p>
          </draw:text-box>
        </draw:frame>
        <draw:g>
          <draw:path draw:style-name="gr1" draw:text-style-name="P1" draw:layer="layout" svg:width="0.15cm" svg:height="0.15cm" svg:x="40.255cm" svg:y="11.25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0.255cm" svg:y="11.25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0.33cm" svg:y1="11.254cm" svg:x2="40.33cm" svg:y2="10.415cm">
          <text:p/>
        </draw:line>
        <draw:frame draw:style-name="gr9" draw:text-style-name="P4" draw:layer="layout" svg:width="0.662cm" svg:height="0.79cm" svg:x="30.5cm" svg:y="13.952cm">
          <draw:text-box>
            <text:p text:style-name="P3"><text:span text:style-name="T3">Id</text:span></text:p>
          </draw:text-box>
        </draw:frame>
        <draw:frame draw:style-name="gr12" draw:text-style-name="P4" draw:layer="layout" svg:width="3cm" svg:height="0.741cm" svg:x="48.8cm" svg:y="11.162cm">
          <draw:text-box>
            <text:p text:style-name="P3"><text:span text:style-name="T4">DescricaoProduto</text:span></text:p>
          </draw:text-box>
        </draw:frame>
        <draw:frame draw:style-name="gr12" draw:text-style-name="P4" draw:layer="layout" svg:width="2.17cm" svg:height="0.741cm" svg:x="45.83cm" svg:y="10.997cm">
          <draw:text-box>
            <text:p text:style-name="P3"><text:span text:style-name="T4">PrecoProduto</text:span></text:p>
          </draw:text-box>
        </draw:frame>
        <draw:g>
          <draw:path draw:style-name="gr1" draw:text-style-name="P1" draw:layer="layout" svg:width="0.15cm" svg:height="0.15cm" svg:x="23.98cm" svg:y="19.856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23.98cm" svg:y="19.856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24.055cm" svg:y1="19.857cm" svg:x2="24.061cm" svg:y2="18.52cm">
          <text:p/>
        </draw:line>
        <draw:g>
          <draw:path draw:style-name="gr1" draw:text-style-name="P1" draw:layer="layout" svg:width="0.151cm" svg:height="0.15cm" svg:x="23.68cm" svg:y="19.609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3.68cm" svg:y="19.609cm" svg:viewBox="0 0 152 151" svg:d="M76 0c14 0 26 3 38 10s21 16 28 28 10 24 10 37c0 14-3 26-10 38s-16 21-28 28-24 10-38 10-26-3-38-10-21-16-28-28-10-24-10-37c0-14 3-26 10-38s16-21 28-28 24-10 38-10z">
            <text:p/>
          </draw:path>
        </draw:g>
        <draw:polyline draw:style-name="gr4" draw:text-style-name="P2" draw:layer="layout" svg:width="0.005cm" svg:height="1.089cm" svg:x="23.75cm" svg:y="18.52cm" svg:viewBox="0 0 6 1090" draw:points="6,1090 6,257 0,257 0,0">
          <text:p/>
        </draw:polyline>
        <draw:g>
          <draw:path draw:style-name="gr1" draw:text-style-name="P1" draw:layer="layout" svg:width="0.15cm" svg:height="0.15cm" svg:x="23.405cm" svg:y="19.362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3.405cm" svg:y="19.362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3.48cm" svg:y1="19.361cm" svg:x2="23.48cm" svg:y2="18.52cm">
          <text:p/>
        </draw:line>
        <draw:g>
          <draw:path draw:style-name="gr1" draw:text-style-name="P1" draw:layer="layout" svg:width="0.15cm" svg:height="0.15cm" svg:x="22.525cm" svg:y="16.57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525cm" svg:y="16.57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2.601cm" svg:y1="16.727cm" svg:x2="22.595cm" svg:y2="17.271cm">
          <text:p/>
        </draw:line>
        <draw:g>
          <draw:path draw:style-name="gr7" draw:text-style-name="P5" draw:layer="layout" svg:width="0.151cm" svg:height="0.15cm" svg:x="22.944cm" svg:y="16.85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22.944cm" svg:y="16.85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22.15cm" svg:y="16.29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15cm" svg:y="16.29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2.226cm" svg:y1="16.434cm" svg:x2="22.22cm" svg:y2="17.271cm">
          <text:p/>
        </draw:line>
        <draw:line draw:style-name="gr4" draw:text-style-name="P2" draw:layer="layout" svg:x1="23.019cm" svg:y1="17.002cm" svg:x2="23.019cm" svg:y2="17.27cm">
          <text:p/>
        </draw:line>
        <draw:g>
          <draw:path draw:style-name="gr1" draw:text-style-name="P1" draw:layer="layout" svg:width="0.151cm" svg:height="0.15cm" svg:x="23.155cm" svg:y="19.0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3.155cm" svg:y="19.0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23.23cm" svg:y1="19.02cm" svg:x2="23.23cm" svg:y2="18.52cm">
          <text:p/>
        </draw:line>
        <draw:g>
          <draw:g>
            <draw:polygon draw:style-name="gr1" draw:text-style-name="P1" draw:layer="layout" svg:width="2.5cm" svg:height="1.25cm" svg:x="21.78cm" svg:y="21.83cm" svg:viewBox="0 0 2501 1251" draw:points="0,1251 2501,1251 2501,0 0,0">
              <text:p/>
            </draw:polygon>
            <draw:polygon draw:style-name="gr2" draw:text-style-name="P2" draw:layer="layout" svg:width="2.5cm" svg:height="1.25cm" svg:x="21.78cm" svg:y="21.83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1.78cm" svg:y="21.83cm">
            <draw:text-box>
              <text:p text:style-name="P3"><text:span text:style-name="T1">Usuario</text:span></text:p>
            </draw:text-box>
          </draw:frame>
        </draw:g>
        <draw:frame draw:style-name="gr9" draw:text-style-name="P4" draw:layer="layout" svg:width="2.918cm" svg:height="0.79cm" svg:x="21.5cm" svg:y="23.5cm">
          <draw:text-box>
            <text:p text:style-name="P3"><text:span text:style-name="T3">DataAlteracao</text:span></text:p>
          </draw:text-box>
        </draw:frame>
        <draw:frame draw:style-name="gr9" draw:text-style-name="P4" draw:layer="layout" svg:width="0.662cm" svg:height="0.79cm" svg:x="22.799cm" svg:y="21.092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22.38cm" svg:y="21.13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38cm" svg:y="21.13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2.456cm" svg:y1="21.287cm" svg:x2="22.45cm" svg:y2="21.831cm">
          <text:p/>
        </draw:line>
        <draw:g>
          <draw:path draw:style-name="gr1" draw:text-style-name="P1" draw:layer="layout" svg:width="0.151cm" svg:height="0.15cm" svg:x="22.799cm" svg:y="21.41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2.799cm" svg:y="21.41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frame draw:style-name="gr10" draw:text-style-name="P4" draw:layer="layout" svg:width="2.12cm" svg:height="1.297cm" svg:x="22.38cm" svg:y="20.507cm">
          <draw:text-box>
            <text:p text:style-name="P3"><text:span text:style-name="T3">ValorTaxa</text:span></text:p>
          </draw:text-box>
        </draw:frame>
        <draw:g>
          <draw:path draw:style-name="gr1" draw:text-style-name="P1" draw:layer="layout" svg:width="0.15cm" svg:height="0.15cm" svg:x="22.005cm" svg:y="20.85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005cm" svg:y="20.85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2.081cm" svg:y1="20.994cm" svg:x2="22.075cm" svg:y2="21.831cm">
          <text:p/>
        </draw:line>
        <draw:frame draw:style-name="gr9" draw:text-style-name="P4" draw:layer="layout" svg:width="1.42cm" svg:height="0.79cm" svg:x="22cm" svg:y="20.458cm">
          <draw:text-box>
            <text:p text:style-name="P3"><text:span text:style-name="T3">Bairro</text:span></text:p>
          </draw:text-box>
        </draw:frame>
        <draw:line draw:style-name="gr4" draw:text-style-name="P2" draw:layer="layout" svg:x1="22.874cm" svg:y1="21.562cm" svg:x2="22.874cm" svg:y2="21.83cm">
          <text:p/>
        </draw:line>
        <draw:g>
          <draw:g>
            <draw:polygon draw:style-name="gr1" draw:text-style-name="P1" draw:layer="layout" svg:width="2.5cm" svg:height="1.25cm" svg:x="21.78cm" svg:y="21.83cm" svg:viewBox="0 0 2501 1251" draw:points="0,1251 2501,1251 2501,0 0,0">
              <text:p/>
            </draw:polygon>
            <draw:polygon draw:style-name="gr2" draw:text-style-name="P2" draw:layer="layout" svg:width="2.5cm" svg:height="1.25cm" svg:x="21.78cm" svg:y="21.83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1.78cm" svg:y="21.83cm">
            <draw:text-box>
              <text:p text:style-name="P3"><text:span text:style-name="T1">TaxaEntrega</text:span></text:p>
            </draw:text-box>
          </draw:frame>
        </draw:g>
        <draw:g>
          <draw:path draw:style-name="gr1" draw:text-style-name="P1" draw:layer="layout" svg:width="0.15cm" svg:height="0.15cm" svg:x="24.1cm" svg:y="23.949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frame draw:style-name="gr9" draw:text-style-name="P4" draw:layer="layout" svg:width="2.861cm" svg:height="0.79cm" svg:x="21.3cm" svg:y="23.152cm">
          <draw:text-box>
            <text:p text:style-name="P3"><text:span text:style-name="T3">DataInclusao</text:span></text:p>
          </draw:text-box>
        </draw:frame>
        <draw:frame draw:style-name="gr9" draw:text-style-name="P4" draw:layer="layout" svg:width="0.662cm" svg:height="0.79cm" svg:x="22.799cm" svg:y="21.092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22.38cm" svg:y="21.13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38cm" svg:y="21.13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1cm" svg:height="0.15cm" svg:x="22.799cm" svg:y="21.41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22.799cm" svg:y="21.41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22.005cm" svg:y="20.85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005cm" svg:y="20.85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24.2511390035109cm 24.077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24.2511390035109cm 24.077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4.176cm" svg:y1="23.938cm" svg:x2="24.185cm" svg:y2="23.101cm">
          <text:p/>
        </draw:line>
        <draw:g>
          <draw:path draw:style-name="gr1" draw:text-style-name="P1" draw:layer="layout" svg:width="0.15cm" svg:height="0.15cm" draw:transform="rotate (3.13775292923541) translate (24.2511390035109cm 24.077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24.2511390035109cm 24.077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23.9536900181219cm 23.793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23.9536900181219cm 23.793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3.876cm" svg:y1="23.644cm" svg:x2="23.876cm" svg:y2="23.1cm">
          <text:p/>
        </draw:line>
        <draw:g>
          <draw:path draw:style-name="gr1" draw:text-style-name="P1" draw:layer="layout" svg:width="0.15cm" svg:height="0.15cm" draw:transform="rotate (-3.13094614515263) translate (23.9536900181219cm 23.793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23.9536900181219cm 23.793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g>
            <draw:polygon draw:style-name="gr1" draw:text-style-name="P1" draw:layer="layout" svg:width="2.5cm" svg:height="1.25cm" svg:x="21.78cm" svg:y="21.829cm" svg:viewBox="0 0 2501 1251" draw:points="0,1251 2501,1251 2501,0 0,0">
              <text:p/>
            </draw:polygon>
            <draw:polygon draw:style-name="gr2" draw:text-style-name="P2" draw:layer="layout" svg:width="2.5cm" svg:height="1.25cm" svg:x="21.78cm" svg:y="21.829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1.78cm" svg:y="21.829cm">
            <draw:text-box>
              <text:p text:style-name="P3"><text:span text:style-name="T1">Usuario</text:span></text:p>
            </draw:text-box>
          </draw:frame>
        </draw:g>
        <draw:frame draw:style-name="gr9" draw:text-style-name="P4" draw:layer="layout" svg:width="0.662cm" svg:height="0.79cm" svg:x="22.799cm" svg:y="21.091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22.38cm" svg:y="21.13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38cm" svg:y="21.13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1cm" svg:height="0.15cm" svg:x="22.799cm" svg:y="21.41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2.799cm" svg:y="21.41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22.005cm" svg:y="20.85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005cm" svg:y="20.85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g>
            <draw:polygon draw:style-name="gr1" draw:text-style-name="P1" draw:layer="layout" svg:width="2.5cm" svg:height="1.25cm" svg:x="21.78cm" svg:y="21.829cm" svg:viewBox="0 0 2501 1251" draw:points="0,1251 2501,1251 2501,0 0,0">
              <text:p/>
            </draw:polygon>
            <draw:polygon draw:style-name="gr2" draw:text-style-name="P2" draw:layer="layout" svg:width="2.5cm" svg:height="1.25cm" svg:x="21.78cm" svg:y="21.829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1.78cm" svg:y="21.829cm">
            <draw:text-box>
              <text:p text:style-name="P3"><text:span text:style-name="T1">TaxaEntrega</text:span></text:p>
            </draw:text-box>
          </draw:frame>
        </draw:g>
        <draw:g>
          <draw:path draw:style-name="gr1" draw:text-style-name="P1" draw:layer="layout" svg:width="0.15cm" svg:height="0.15cm" svg:x="24.1cm" svg:y="23.948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frame draw:style-name="gr9" draw:text-style-name="P4" draw:layer="layout" svg:width="0.662cm" svg:height="0.79cm" svg:x="22.799cm" svg:y="21.091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22.38cm" svg:y="21.13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38cm" svg:y="21.13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1cm" svg:height="0.15cm" svg:x="22.799cm" svg:y="21.41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22.799cm" svg:y="21.41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22.005cm" svg:y="20.85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005cm" svg:y="20.85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24.2511390035109cm 24.076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24.2511390035109cm 24.076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24.2511390035109cm 24.076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24.2511390035109cm 24.076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23.9536900181219cm 23.792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23.9536900181219cm 23.792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23.9536900181219cm 23.792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23.9536900181219cm 23.792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g>
            <draw:polygon draw:style-name="gr1" draw:text-style-name="P1" draw:layer="layout" svg:width="2.5cm" svg:height="1.25cm" svg:x="35.38cm" svg:y="23.74cm" svg:viewBox="0 0 2501 1251" draw:points="0,1251 2501,1251 2501,0 0,0">
              <text:p/>
            </draw:polygon>
            <draw:polygon draw:style-name="gr2" draw:text-style-name="P2" draw:layer="layout" svg:width="2.5cm" svg:height="1.25cm" svg:x="35.38cm" svg:y="23.74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35.38cm" svg:y="23.74cm">
            <draw:text-box>
              <text:p text:style-name="P3"><text:span text:style-name="T1">Suporte</text:span></text:p>
            </draw:text-box>
          </draw:frame>
        </draw:g>
        <draw:frame draw:style-name="gr9" draw:text-style-name="P4" draw:layer="layout" svg:width="2.918cm" svg:height="0.79cm" svg:x="35.1cm" svg:y="25.41cm">
          <draw:text-box>
            <text:p text:style-name="P3"><text:span text:style-name="T3">DataAlteracao</text:span></text:p>
          </draw:text-box>
        </draw:frame>
        <draw:frame draw:style-name="gr9" draw:text-style-name="P4" draw:layer="layout" svg:width="0.662cm" svg:height="0.79cm" svg:x="36.438cm" svg:y="23.01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35.98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98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6.056cm" svg:y1="23.197cm" svg:x2="36.05cm" svg:y2="23.741cm">
          <text:p/>
        </draw:line>
        <draw:g>
          <draw:path draw:style-name="gr1" draw:text-style-name="P1" draw:layer="layout" svg:width="0.151cm" svg:height="0.15cm" svg:x="36.399cm" svg:y="23.32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36.399cm" svg:y="23.32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frame draw:style-name="gr11" draw:text-style-name="P4" draw:layer="layout" svg:width="1.32cm" svg:height="0.8cm" svg:x="35.88cm" svg:y="22.6cm">
          <draw:text-box>
            <text:p text:style-name="P3"><text:span text:style-name="T3">Tipo</text:span></text:p>
          </draw:text-box>
        </draw:frame>
        <draw:g>
          <draw:path draw:style-name="gr1" draw:text-style-name="P1" draw:layer="layout" svg:width="0.15cm" svg:height="0.15cm" svg:x="35.605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605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5.681cm" svg:y1="22.904cm" svg:x2="35.675cm" svg:y2="23.741cm">
          <text:p/>
        </draw:line>
        <draw:frame draw:style-name="gr9" draw:text-style-name="P4" draw:layer="layout" svg:width="2.1cm" svg:height="0.79cm" svg:x="35.6cm" svg:y="22.21cm">
          <draw:text-box>
            <text:p text:style-name="P3"><text:span text:style-name="T3">Mensagem</text:span></text:p>
          </draw:text-box>
        </draw:frame>
        <draw:line draw:style-name="gr4" draw:text-style-name="P2" draw:layer="layout" svg:x1="36.474cm" svg:y1="23.472cm" svg:x2="36.474cm" svg:y2="23.74cm">
          <text:p/>
        </draw:line>
        <draw:g>
          <draw:path draw:style-name="gr1" draw:text-style-name="P1" draw:layer="layout" svg:width="0.15cm" svg:height="0.15cm" svg:x="37.7cm" svg:y="25.859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frame draw:style-name="gr9" draw:text-style-name="P4" draw:layer="layout" svg:width="2.861cm" svg:height="0.79cm" svg:x="34.9cm" svg:y="25.062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35.98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98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1cm" svg:height="0.15cm" svg:x="36.399cm" svg:y="23.32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36.399cm" svg:y="23.32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35.605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605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37.8511390035109cm 25.987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37.8511390035109cm 25.987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7.776cm" svg:y1="25.848cm" svg:x2="37.785cm" svg:y2="25.011cm">
          <text:p/>
        </draw:line>
        <draw:g>
          <draw:path draw:style-name="gr1" draw:text-style-name="P1" draw:layer="layout" svg:width="0.15cm" svg:height="0.15cm" draw:transform="rotate (3.13775292923541) translate (37.8511390035109cm 25.987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37.8511390035109cm 25.987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37.553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37.553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7.476cm" svg:y1="25.554cm" svg:x2="37.476cm" svg:y2="25.01cm">
          <text:p/>
        </draw:line>
        <draw:g>
          <draw:path draw:style-name="gr1" draw:text-style-name="P1" draw:layer="layout" svg:width="0.15cm" svg:height="0.15cm" draw:transform="rotate (-3.13094614515263) translate (37.553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37.553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svg:x="35.98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98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1cm" svg:height="0.15cm" svg:x="36.399cm" svg:y="23.32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36.399cm" svg:y="23.32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35.605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605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svg:x="37.7cm" svg:y="25.858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g>
          <draw:path draw:style-name="gr1" draw:text-style-name="P1" draw:layer="layout" svg:width="0.15cm" svg:height="0.15cm" svg:x="35.98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98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1cm" svg:height="0.15cm" svg:x="36.399cm" svg:y="23.32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36.399cm" svg:y="23.32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35.605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605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37.8511390035109cm 25.986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37.8511390035109cm 25.986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37.8511390035109cm 25.986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37.8511390035109cm 25.986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37.553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37.553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37.553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37.553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g>
            <draw:polygon draw:style-name="gr1" draw:text-style-name="P1" draw:layer="layout" svg:width="2.5cm" svg:height="1.25cm" svg:x="39.162cm" svg:y="23.74cm" svg:viewBox="0 0 2501 1251" draw:points="0,1251 2501,1251 2501,0 0,0">
              <text:p/>
            </draw:polygon>
            <draw:polygon draw:style-name="gr2" draw:text-style-name="P2" draw:layer="layout" svg:width="2.5cm" svg:height="1.25cm" svg:x="39.162cm" svg:y="23.74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39.162cm" svg:y="23.74cm">
            <draw:text-box>
              <text:p text:style-name="P3"><text:span text:style-name="T1">Log</text:span></text:p>
            </draw:text-box>
          </draw:frame>
        </draw:g>
        <draw:frame draw:style-name="gr9" draw:text-style-name="P4" draw:layer="layout" svg:width="2.918cm" svg:height="0.79cm" svg:x="38.882cm" svg:y="25.41cm">
          <draw:text-box>
            <text:p text:style-name="P3"><text:span text:style-name="T3">DataAlteracao</text:span></text:p>
          </draw:text-box>
        </draw:frame>
        <draw:frame draw:style-name="gr9" draw:text-style-name="P4" draw:layer="layout" svg:width="0.662cm" svg:height="0.79cm" svg:x="40.22cm" svg:y="23.01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39.762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762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9.838cm" svg:y1="23.197cm" svg:x2="39.832cm" svg:y2="23.741cm">
          <text:p/>
        </draw:line>
        <draw:g>
          <draw:path draw:style-name="gr1" draw:text-style-name="P1" draw:layer="layout" svg:width="0.151cm" svg:height="0.15cm" svg:x="40.181cm" svg:y="23.32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40.181cm" svg:y="23.32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frame draw:style-name="gr9" draw:text-style-name="P4" draw:layer="layout" svg:width="1.838cm" svg:height="0.79cm" svg:x="39.8cm" svg:y="22.61cm">
          <draw:text-box>
            <text:p text:style-name="P3"><text:span text:style-name="T3">Recurso</text:span></text:p>
          </draw:text-box>
        </draw:frame>
        <draw:g>
          <draw:path draw:style-name="gr1" draw:text-style-name="P1" draw:layer="layout" svg:width="0.15cm" svg:height="0.15cm" svg:x="39.387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387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9.463cm" svg:y1="22.904cm" svg:x2="39.457cm" svg:y2="23.741cm">
          <text:p/>
        </draw:line>
        <draw:line draw:style-name="gr4" draw:text-style-name="P2" draw:layer="layout" svg:x1="40.256cm" svg:y1="23.472cm" svg:x2="40.256cm" svg:y2="23.74cm">
          <text:p/>
        </draw:line>
        <draw:g>
          <draw:path draw:style-name="gr1" draw:text-style-name="P1" draw:layer="layout" svg:width="0.15cm" svg:height="0.15cm" svg:x="41.482cm" svg:y="25.859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frame draw:style-name="gr9" draw:text-style-name="P4" draw:layer="layout" svg:width="2.861cm" svg:height="0.79cm" svg:x="38.682cm" svg:y="25.062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39.762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762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1cm" svg:height="0.15cm" svg:x="40.181cm" svg:y="23.32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40.181cm" svg:y="23.32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39.387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387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41.6331390035109cm 25.987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41.6331390035109cm 25.987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1.558cm" svg:y1="25.848cm" svg:x2="41.567cm" svg:y2="25.011cm">
          <text:p/>
        </draw:line>
        <draw:g>
          <draw:path draw:style-name="gr1" draw:text-style-name="P1" draw:layer="layout" svg:width="0.15cm" svg:height="0.15cm" draw:transform="rotate (3.13775292923541) translate (41.6331390035109cm 25.987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41.6331390035109cm 25.987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41.335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41.335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1.258cm" svg:y1="25.554cm" svg:x2="41.258cm" svg:y2="25.01cm">
          <text:p/>
        </draw:line>
        <draw:g>
          <draw:path draw:style-name="gr1" draw:text-style-name="P1" draw:layer="layout" svg:width="0.15cm" svg:height="0.15cm" draw:transform="rotate (-3.13094614515263) translate (41.335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41.335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svg:x="39.762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762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1cm" svg:height="0.15cm" svg:x="40.181cm" svg:y="23.32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40.181cm" svg:y="23.32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39.387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387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svg:x="41.482cm" svg:y="25.858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g>
          <draw:path draw:style-name="gr1" draw:text-style-name="P1" draw:layer="layout" svg:width="0.15cm" svg:height="0.15cm" svg:x="39.762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762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1cm" svg:height="0.15cm" svg:x="40.181cm" svg:y="23.32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40.181cm" svg:y="23.32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39.387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387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41.6331390035109cm 25.986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41.6331390035109cm 25.986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41.6331390035109cm 25.986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41.6331390035109cm 25.986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41.335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41.335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41.335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41.335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frame draw:style-name="gr9" draw:text-style-name="P4" draw:layer="layout" svg:width="2.1cm" svg:height="0.79cm" svg:x="39.4cm" svg:y="22.21cm">
          <draw:text-box>
            <text:p text:style-name="P3"><text:span text:style-name="T3">IdUsuario</text:span></text:p>
          </draw:text-box>
        </draw:frame>
        <draw:g>
          <draw:path draw:style-name="gr1" draw:text-style-name="P1" draw:layer="layout" svg:width="0.15cm" svg:height="0.15cm" draw:transform="rotate (-3.13618213290861) translate (39.2521052292384cm 22.5505993358197cm)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g>
          <draw:path draw:style-name="gr1" draw:text-style-name="P1" draw:layer="layout" svg:width="0.15cm" svg:height="0.151cm" svg:x="74.944cm" svg:y="13.901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74.944cm" svg:y="13.901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74.945cm" svg:y1="13.976cm" svg:x2="74.344cm" svg:y2="13.983cm">
          <text:p/>
        </draw:line>
        <draw:g>
          <draw:path draw:style-name="gr1" draw:text-style-name="P1" draw:layer="layout" svg:width="0.15cm" svg:height="0.151cm" svg:x="74.944cm" svg:y="13.901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74.944cm" svg:y="13.901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74.945cm" svg:y1="13.976cm" svg:x2="74.344cm" svg:y2="13.983cm">
          <text:p/>
        </draw:line>
        <draw:g>
          <draw:path draw:style-name="gr1" draw:text-style-name="P1" draw:layer="layout" svg:width="0.15cm" svg:height="0.151cm" svg:x="74.944cm" svg:y="13.901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74.944cm" svg:y="13.901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74.945cm" svg:y1="13.976cm" svg:x2="74.344cm" svg:y2="13.983cm">
          <text:p/>
        </draw:line>
        <draw:g>
          <draw:path draw:style-name="gr1" draw:text-style-name="P1" draw:layer="layout" svg:width="0.15cm" svg:height="0.15cm" svg:x="66.27cm" svg:y="32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66.27cm" svg:y="32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66.27cm" svg:y1="32.075cm" svg:x2="65.678cm" svg:y2="32.075cm">
          <text:p/>
        </draw:line>
        <draw:g>
          <draw:path draw:style-name="gr1" draw:text-style-name="P1" draw:layer="layout" svg:width="0.15cm" svg:height="0.15cm" draw:transform="rotate (1.57376338652329) translate (42.5482209929534cm 23.9519641675452cm)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g>
          <draw:path draw:style-name="gr1" draw:text-style-name="P1" draw:layer="layout" svg:width="0.15cm" svg:height="0.15cm" draw:transform="rotate (-1.57166899142089) translate (42.6509431787043cm 23.8004455382943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1.57166899142089) translate (42.6509431787043cm 23.8004455382943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2.5cm" svg:y1="23.9cm" svg:x2="41.663cm" svg:y2="23.9cm">
          <text:p/>
        </draw:line>
        <draw:frame draw:style-name="gr9" draw:text-style-name="P4" draw:layer="layout" svg:width="2.1cm" svg:height="0.79cm" svg:x="42.5cm" svg:y="23.41cm">
          <draw:text-box>
            <text:p text:style-name="P3"><text:span text:style-name="T3">IdEntidade</text:span></text:p>
          </draw:text-box>
        </draw:frame>
        <draw:line draw:style-name="gr4" draw:text-style-name="P2" draw:layer="layout" svg:x1="21.8cm" svg:y1="16.1cm" svg:x2="21.8cm" svg:y2="17.3cm">
          <text:p/>
        </draw:line>
        <draw:g>
          <draw:path draw:style-name="gr1" draw:text-style-name="P1" draw:layer="layout" svg:width="0.15cm" svg:height="0.15cm" svg:x="21.715cm" svg:y="16.01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1.715cm" svg:y="16.01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svg:x="22.151cm" svg:y="16.29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151cm" svg:y="16.29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frame draw:style-name="gr9" draw:text-style-name="P4" draw:layer="layout" svg:width="2.591cm" svg:height="0.79cm" svg:x="21.809cm" svg:y="15.51cm">
          <draw:text-box>
            <text:p text:style-name="P3"><text:span text:style-name="T3">Administrador</text:span></text:p>
          </draw:text-box>
        </draw:frame>
        <draw:g>
          <draw:path draw:style-name="gr1" draw:text-style-name="P1" draw:layer="layout" svg:width="0.151cm" svg:height="0.15cm" svg:x="25.248cm" svg:y="8.8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25.248cm" svg:y="8.8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25.323cm" svg:y1="9cm" svg:x2="25.323cm" svg:y2="9.2cm">
          <text:p/>
        </draw:line>
        <draw:frame draw:style-name="gr9" draw:text-style-name="P4" draw:layer="layout" svg:width="1.395cm" svg:height="0.79cm" svg:x="25.4cm" svg:y="8.4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1cm" svg:height="0.15cm" svg:x="21.753cm" svg:y="20.4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21.753cm" svg:y="20.4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21.828cm" svg:y1="20.6cm" svg:x2="21.821cm" svg:y2="21.829cm">
          <text:p/>
        </draw:line>
        <draw:frame draw:style-name="gr9" draw:text-style-name="P4" draw:layer="layout" svg:width="1.395cm" svg:height="0.79cm" svg:x="21.8cm" svg:y="20.01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1cm" svg:height="0.15cm" svg:x="35.353cm" svg:y="22.0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35.353cm" svg:y="22.0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35.428cm" svg:y1="22.2cm" svg:x2="35.428cm" svg:y2="23.74cm">
          <text:p/>
        </draw:line>
        <draw:frame draw:style-name="gr9" draw:text-style-name="P4" draw:layer="layout" svg:width="1.395cm" svg:height="0.79cm" svg:x="35.505cm" svg:y="21.7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1cm" svg:height="0.15cm" svg:x="39.148cm" svg:y="22.01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39.148cm" svg:y="22.01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39.223cm" svg:y1="22.16cm" svg:x2="39.223cm" svg:y2="23.7cm">
          <text:p/>
        </draw:line>
        <draw:frame draw:style-name="gr9" draw:text-style-name="P4" draw:layer="layout" svg:width="1.395cm" svg:height="0.79cm" svg:x="39.3cm" svg:y="21.61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1cm" svg:height="0.15cm" svg:x="43.253cm" svg:y="19.9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43.253cm" svg:y="19.9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43.328cm" svg:y1="20.1cm" svg:x2="43.328cm" svg:y2="20.3cm">
          <text:p/>
        </draw:line>
        <draw:frame draw:style-name="gr9" draw:text-style-name="P4" draw:layer="layout" svg:width="1.395cm" svg:height="0.79cm" svg:x="43.405cm" svg:y="19.5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1cm" svg:height="0.15cm" svg:x="40cm" svg:y="8.0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40cm" svg:y="8.0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40.075cm" svg:y1="8.2cm" svg:x2="40.1cm" svg:y2="9.2cm">
          <text:p/>
        </draw:line>
        <draw:frame draw:style-name="gr9" draw:text-style-name="P4" draw:layer="layout" svg:width="1.395cm" svg:height="0.79cm" svg:x="40.152cm" svg:y="7.6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1cm" svg:height="0.15cm" svg:x="33.1cm" svg:y="14.4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33.1cm" svg:y="14.4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33.175cm" svg:y1="14.6cm" svg:x2="33.175cm" svg:y2="14.8cm">
          <text:p/>
        </draw:line>
        <draw:frame draw:style-name="gr9" draw:text-style-name="P4" draw:layer="layout" svg:width="1.395cm" svg:height="0.79cm" svg:x="33.252cm" svg:y="14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1cm" svg:height="0.15cm" svg:x="40cm" svg:y="13.4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40cm" svg:y="13.4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40.075cm" svg:y1="13.6cm" svg:x2="40.1cm" svg:y2="14.8cm">
          <text:p/>
        </draw:line>
        <draw:frame draw:style-name="gr9" draw:text-style-name="P4" draw:layer="layout" svg:width="1.395cm" svg:height="0.79cm" svg:x="40.152cm" svg:y="13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cm" svg:height="0.15cm" svg:x="71.833cm" svg:y="21.33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71.833cm" svg:y="21.33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71.908cm" svg:y1="21.331cm" svg:x2="71.914cm" svg:y2="20.471cm">
          <text:p/>
        </draw:line>
        <draw:g>
          <draw:path draw:style-name="gr1" draw:text-style-name="P1" draw:layer="layout" svg:width="0.15cm" svg:height="0.15cm" svg:x="71.833cm" svg:y="21.33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71.833cm" svg:y="21.33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71.908cm" svg:y1="21.331cm" svg:x2="71.914cm" svg:y2="20.471cm">
          <text:p/>
        </draw:line>
        <draw:g>
          <draw:path draw:style-name="gr1" draw:text-style-name="P1" draw:layer="layout" svg:width="0.15cm" svg:height="0.15cm" svg:x="71.833cm" svg:y="21.33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71.833cm" svg:y="21.33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71.908cm" svg:y1="21.331cm" svg:x2="71.914cm" svg:y2="20.471cm">
          <text:p/>
        </draw:line>
        <draw:g>
          <draw:path draw:style-name="gr1" draw:text-style-name="P1" draw:layer="layout" svg:width="0.15cm" svg:height="0.15cm" svg:x="71.833cm" svg:y="21.33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71.833cm" svg:y="21.33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71.908cm" svg:y1="21.331cm" svg:x2="71.914cm" svg:y2="20.471cm">
          <text:p/>
        </draw:line>
        <draw:g>
          <draw:path draw:style-name="gr1" draw:text-style-name="P1" draw:layer="layout" svg:width="0.15cm" svg:height="0.15cm" svg:x="40.256cm" svg:y="11.251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0.256cm" svg:y="11.251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0.331cm" svg:y1="11.25cm" svg:x2="40.331cm" svg:y2="10.411cm">
          <text:p/>
        </draw:line>
        <draw:g>
          <draw:path draw:style-name="gr1" draw:text-style-name="P1" draw:layer="layout" svg:width="0.15cm" svg:height="0.15cm" svg:x="71.68cm" svg:y="21.33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71.68cm" svg:y="21.33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71.755cm" svg:y1="21.331cm" svg:x2="71.761cm" svg:y2="20.471cm">
          <text:p/>
        </draw:line>
        <draw:g>
          <draw:path draw:style-name="gr1" draw:text-style-name="P1" draw:layer="layout" svg:width="0.15cm" svg:height="0.15cm" svg:x="71.375cm" svg:y="21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71.375cm" svg:y="21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71.45cm" svg:y1="20.999cm" svg:x2="71.45cm" svg:y2="20.471cm">
          <text:p/>
        </draw:line>
        <draw:line draw:style-name="gr4" draw:text-style-name="P2" draw:layer="layout" svg:x1="69.463cm" svg:y1="20.239cm" svg:x2="70.084cm" svg:y2="20.239cm">
          <text:p/>
        </draw:line>
        <draw:g>
          <draw:path draw:style-name="gr1" draw:text-style-name="P1" draw:layer="layout" svg:width="0.15cm" svg:height="0.15cm" svg:x="70.909cm" svg:y="21.253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70.909cm" svg:y="21.253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70.984cm" svg:y1="21.254cm" svg:x2="70.99cm" svg:y2="20.394cm">
          <text:p/>
        </draw:line>
        <draw:g>
          <draw:path draw:style-name="gr1" draw:text-style-name="P1" draw:layer="layout" svg:width="0.15cm" svg:height="0.15cm" svg:x="70.604cm" svg:y="20.923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70.604cm" svg:y="20.923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70.679cm" svg:y1="20.922cm" svg:x2="70.679cm" svg:y2="20.394cm">
          <text:p/>
        </draw:line>
        <draw:g>
          <draw:path draw:style-name="gr1" draw:text-style-name="P1" draw:layer="layout" svg:width="0.15cm" svg:height="0.15cm" svg:x="70.304cm" svg:y="20.57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70.304cm" svg:y="20.57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70.379cm" svg:y1="20.574cm" svg:x2="70.379cm" svg:y2="20.392cm">
          <text:p/>
        </draw:line>
        <draw:frame draw:style-name="gr9" draw:text-style-name="P4" draw:layer="layout" svg:width="1.395cm" svg:height="0.79cm" svg:x="69.054cm" svg:y="20.243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1cm" svg:height="0.15cm" svg:x="49.4cm" svg:y="8.8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49.4cm" svg:y="8.8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49.475cm" svg:y1="9cm" svg:x2="49.475cm" svg:y2="9.2cm">
          <text:p/>
        </draw:line>
        <draw:frame draw:style-name="gr9" draw:text-style-name="P4" draw:layer="layout" svg:width="1.395cm" svg:height="0.79cm" svg:x="49.552cm" svg:y="8.4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cm" svg:height="0.15cm" svg:x="71.833cm" svg:y="21.33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71.833cm" svg:y="21.33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71.908cm" svg:y1="21.331cm" svg:x2="71.914cm" svg:y2="20.471cm">
          <text:p/>
        </draw:line>
        <draw:g>
          <draw:path draw:style-name="gr1" draw:text-style-name="P1" draw:layer="layout" svg:width="0.15cm" svg:height="0.15cm" svg:x="71.833cm" svg:y="21.33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71.833cm" svg:y="21.33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71.908cm" svg:y1="21.331cm" svg:x2="71.914cm" svg:y2="20.471cm">
          <text:p/>
        </draw:line>
        <draw:g>
          <draw:path draw:style-name="gr1" draw:text-style-name="P1" draw:layer="layout" svg:width="0.15cm" svg:height="0.15cm" svg:x="71.833cm" svg:y="21.33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71.833cm" svg:y="21.33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71.908cm" svg:y1="21.331cm" svg:x2="71.914cm" svg:y2="20.471cm">
          <text:p/>
        </draw:line>
        <draw:g>
          <draw:path draw:style-name="gr1" draw:text-style-name="P1" draw:layer="layout" svg:width="0.151cm" svg:height="0.15cm" draw:transform="rotate (-3.12832815127464) translate (48.9533145339463cm 11.6489765322472cm)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draw:transform="rotate (-3.12832815127464) translate (48.9533145339463cm 11.6489765322472cm)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48.876cm" svg:y1="11.5cm" svg:x2="48.903cm" svg:y2="10.436cm">
          <text:p/>
        </draw:line>
        <draw:g>
          <draw:path draw:style-name="gr1" draw:text-style-name="P1" draw:layer="layout" svg:width="0.15cm" svg:height="0.15cm" draw:transform="rotate (1.57376338652329) translate (42.5852209929534cm 24.6519641675452cm)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g>
          <draw:path draw:style-name="gr1" draw:text-style-name="P1" draw:layer="layout" svg:width="0.15cm" svg:height="0.15cm" draw:transform="rotate (-1.57166899142089) translate (42.6879431787043cm 24.5004455382943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1.57166899142089) translate (42.6879431787043cm 24.5004455382943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2.537cm" svg:y1="24.6cm" svg:x2="41.7cm" svg:y2="24.6cm">
          <text:p/>
        </draw:line>
        <draw:frame draw:style-name="gr9" draw:text-style-name="P4" draw:layer="layout" svg:width="2.1cm" svg:height="0.79cm" svg:x="42.537cm" svg:y="24.11cm">
          <draw:text-box>
            <text:p text:style-name="P3"><text:span text:style-name="T3">Mensage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rowallia New" svg:font-family="'Browallia New'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8.13cm" fo:page-height="40.7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3-20T19:17:29.973000000</dc:date>
    <dc:description/>
    <dc:language>pt-BR</dc:language>
    <dc:subject/>
    <dc:title/>
    <meta:creation-date>2018-04-19T00:20:55Z</meta:creation-date>
    <meta:initial-creator>Administrador</meta:initial-creator>
    <meta:keyword/>
    <meta:generator>LibreOffice/6.0.6.2$Windows_X86_64 LibreOffice_project/0c292870b25a325b5ed35f6b45599d2ea4458e77</meta:generator>
    <meta:editing-duration>PT44M20S</meta:editing-duration>
    <meta:editing-cycles>9</meta:editing-cycles>
    <meta:document-statistic meta:object-count="1073"/>
    <meta:user-defined meta:name="category"/>
    <meta:user-defined meta:name="company"/>
  </office:meta>
</office:document-meta>
</file>